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9.454cm"/>
    </style:style>
    <style:style style:name="co4" style:family="table-column">
      <style:table-column-properties fo:break-before="auto" style:column-width="6.641cm"/>
    </style:style>
    <style:style style:name="co5" style:family="table-column">
      <style:table-column-properties fo:break-before="auto" style:column-width="5.749cm"/>
    </style:style>
    <style:style style:name="co6" style:family="table-column">
      <style:table-column-properties fo:break-before="auto" style:column-width="6.073cm"/>
    </style:style>
    <style:style style:name="co7" style:family="table-column">
      <style:table-column-properties fo:break-before="auto" style:column-width="5.422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7.158cm"/>
    </style:style>
    <style:style style:name="co10" style:family="table-column">
      <style:table-column-properties fo:break-before="auto" style:column-width="7.84cm"/>
    </style:style>
    <style:style style:name="co11" style:family="table-column">
      <style:table-column-properties fo:break-before="auto" style:column-width="4.84cm"/>
    </style:style>
    <style:style style:name="co12" style:family="table-column">
      <style:table-column-properties fo:break-before="auto" style:column-width="3.84cm"/>
    </style:style>
    <style:style style:name="co13" style:family="table-column">
      <style:table-column-properties fo:break-before="auto" style:column-width="3.09cm"/>
    </style:style>
    <style:style style:name="co14" style:family="table-column">
      <style:table-column-properties fo:break-before="auto" style:column-width="6.817cm"/>
    </style:style>
    <style:style style:name="co15" style:family="table-column">
      <style:table-column-properties fo:break-before="auto" style:column-width="3.6cm"/>
    </style:style>
    <style:style style:name="co16" style:family="table-column">
      <style:table-column-properties fo:break-before="auto" style:column-width="5.752cm"/>
    </style:style>
    <style:style style:name="co17" style:family="table-column">
      <style:table-column-properties fo:break-before="auto" style:column-width="3.971cm"/>
    </style:style>
    <style:style style:name="co18" style:family="table-column">
      <style:table-column-properties fo:break-before="auto" style:column-width="5.777cm"/>
    </style:style>
    <style:style style:name="co19" style:family="table-column">
      <style:table-column-properties fo:break-before="auto" style:column-width="2.87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321cm"/>
    </style:style>
    <style:style style:name="co22" style:family="table-column">
      <style:table-column-properties fo:break-before="auto" style:column-width="8.802cm"/>
    </style:style>
    <style:style style:name="co23" style:family="table-column">
      <style:table-column-properties fo:break-before="auto" style:column-width="4.214cm"/>
    </style:style>
    <style:style style:name="co24" style:family="table-column">
      <style:table-column-properties fo:break-before="auto" style:column-width="5.528cm"/>
    </style:style>
    <style:style style:name="co25" style:family="table-column">
      <style:table-column-properties fo:break-before="auto" style:column-width="5.181cm"/>
    </style:style>
    <style:style style:name="co26" style:family="table-column">
      <style:table-column-properties fo:break-before="auto" style:column-width="6.916cm"/>
    </style:style>
    <style:style style:name="co27" style:family="table-column">
      <style:table-column-properties fo:break-before="auto" style:column-width="4.685cm"/>
    </style:style>
    <style:style style:name="co28" style:family="table-column">
      <style:table-column-properties fo:break-before="auto" style:column-width="5.008cm"/>
    </style:style>
    <style:style style:name="co29" style:family="table-column">
      <style:table-column-properties fo:break-before="auto" style:column-width="3.842cm"/>
    </style:style>
    <style:style style:name="co30" style:family="table-column">
      <style:table-column-properties fo:break-before="auto" style:column-width="11.028cm"/>
    </style:style>
    <style:style style:name="co31" style:family="table-column">
      <style:table-column-properties fo:break-before="auto" style:column-width="9.257cm"/>
    </style:style>
    <style:style style:name="co32" style:family="table-column">
      <style:table-column-properties fo:break-before="auto" style:column-width="5.614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5.165cm"/>
    </style:style>
    <style:style style:name="co35" style:family="table-column">
      <style:table-column-properties fo:break-before="auto" style:column-width="3.244cm"/>
    </style:style>
    <style:style style:name="co36" style:family="table-column">
      <style:table-column-properties fo:break-before="auto" style:column-width="9.881cm"/>
    </style:style>
    <style:style style:name="co37" style:family="table-column">
      <style:table-column-properties fo:break-before="auto" style:column-width="8.035cm"/>
    </style:style>
    <style:style style:name="co38" style:family="table-column">
      <style:table-column-properties fo:break-before="auto" style:column-width="5.814cm"/>
    </style:style>
    <style:style style:name="co39" style:family="table-column">
      <style:table-column-properties fo:break-before="auto" style:column-width="7.759cm"/>
    </style:style>
    <style:style style:name="co40" style:family="table-column">
      <style:table-column-properties fo:break-before="auto" style:column-width="5.789cm"/>
    </style:style>
    <style:style style:name="co41" style:family="table-column">
      <style:table-column-properties fo:break-before="auto" style:column-width="3.443cm"/>
    </style:style>
    <style:style style:name="co42" style:family="table-column">
      <style:table-column-properties fo:break-before="auto" style:column-width="9.98cm"/>
    </style:style>
    <style:style style:name="co43" style:family="table-column">
      <style:table-column-properties fo:break-before="auto" style:column-width="6.812cm"/>
    </style:style>
    <style:style style:name="co44" style:family="table-column">
      <style:table-column-properties fo:break-before="auto" style:column-width="4.041cm"/>
    </style:style>
    <style:style style:name="co45" style:family="table-column">
      <style:table-column-properties fo:break-before="auto" style:column-width="6.586cm"/>
    </style:style>
    <style:style style:name="co46" style:family="table-column">
      <style:table-column-properties fo:break-before="auto" style:column-width="4.316cm"/>
    </style:style>
    <style:style style:name="co47" style:family="table-column">
      <style:table-column-properties fo:break-before="auto" style:column-width="4.24cm"/>
    </style:style>
    <style:style style:name="co48" style:family="table-column">
      <style:table-column-properties fo:break-before="auto" style:column-width="7.211cm"/>
    </style:style>
    <style:style style:name="co49" style:family="table-column">
      <style:table-column-properties fo:break-before="auto" style:column-width="6.436cm"/>
    </style:style>
    <style:style style:name="co50" style:family="table-column">
      <style:table-column-properties fo:break-before="auto" style:column-width="7.959cm"/>
    </style:style>
    <style:style style:name="co51" style:family="table-column">
      <style:table-column-properties fo:break-before="auto" style:column-width="6.638cm"/>
    </style:style>
    <style:style style:name="co52" style:family="table-column">
      <style:table-column-properties fo:break-before="auto" style:column-width="4.491cm"/>
    </style:style>
    <style:style style:name="co53" style:family="table-column">
      <style:table-column-properties fo:break-before="auto" style:column-width="2.111cm"/>
    </style:style>
    <style:style style:name="co54" style:family="table-column">
      <style:table-column-properties fo:break-before="auto" style:column-width="8.53cm"/>
    </style:style>
    <style:style style:name="co55" style:family="table-column">
      <style:table-column-properties fo:break-before="auto" style:column-width="4.916cm"/>
    </style:style>
    <style:style style:name="co56" style:family="table-column">
      <style:table-column-properties fo:break-before="auto" style:column-width="4.935cm"/>
    </style:style>
    <style:style style:name="co57" style:family="table-column">
      <style:table-column-properties fo:break-before="auto" style:column-width="6.969cm"/>
    </style:style>
    <style:style style:name="co58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01cm" fo:break-before="auto" style:use-optimal-row-height="false"/>
    </style:style>
    <style:style style:name="ro4" style:family="table-row">
      <style:table-row-properties style:row-height="1.124cm" fo:break-before="auto" style:use-optimal-row-height="false"/>
    </style:style>
    <style:style style:name="ro5" style:family="table-row">
      <style:table-row-properties style:row-height="0.956cm" fo:break-before="auto" style:use-optimal-row-height="false"/>
    </style:style>
    <style:style style:name="ro6" style:family="table-row">
      <style:table-row-properties style:row-height="0.933cm" fo:break-before="auto" style:use-optimal-row-height="false"/>
    </style:style>
    <style:style style:name="ro7" style:family="table-row">
      <style:table-row-properties style:row-height="1.693cm" fo:break-before="auto" style:use-optimal-row-height="false"/>
    </style:style>
    <style:style style:name="ro8" style:family="table-row">
      <style:table-row-properties style:row-height="1.655cm" fo:break-before="auto" style:use-optimal-row-height="false"/>
    </style:style>
    <style:style style:name="ro9" style:family="table-row">
      <style:table-row-properties style:row-height="0.621cm" fo:break-before="auto" style:use-optimal-row-height="false"/>
    </style:style>
    <style:style style:name="ro10" style:family="table-row">
      <style:table-row-properties style:row-height="0.908cm" fo:break-before="auto" style:use-optimal-row-height="false"/>
    </style:style>
    <style:style style:name="ro11" style:family="table-row">
      <style:table-row-properties style:row-height="1.028cm" fo:break-before="auto" style:use-optimal-row-height="false"/>
    </style:style>
    <style:style style:name="ro12" style:family="table-row">
      <style:table-row-properties style:row-height="0.861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702cm" fo:break-before="auto" style:use-optimal-row-height="false"/>
    </style:style>
    <style:style style:name="ro17" style:family="table-row">
      <style:table-row-properties style:row-height="1.711cm" fo:break-before="auto" style:use-optimal-row-height="false"/>
    </style:style>
    <style:style style:name="ro18" style:family="table-row">
      <style:table-row-properties style:row-height="1.522cm" fo:break-before="auto" style:use-optimal-row-height="false"/>
    </style:style>
    <style:style style:name="ro1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ext-properties style:font-name="FreeSerif" style:font-name-asian="Adwaita Sans" style:font-name-complex="FreeSerif1"/>
    </style:style>
    <style:style style:name="ce8" style:family="table-cell" style:parent-style-name="Default">
      <style:map style:condition="cell-content()=&quot;no funciona&quot;" style:apply-style-name="Bad" style:base-cell-address="caja1.F2"/>
    </style:style>
    <style:style style:name="ce9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1.F2"/>
    </style:style>
    <style:style style:name="ce6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ackground-color="#5eb91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&quot;revisar&quot;" style:apply-style-name="Neutral" style:base-cell-address="caja1.F2"/>
    </style:style>
    <style:style style:name="ce1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1.F2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1.F2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map style:condition="cell-content()=&quot;revisar&quot;" style:apply-style-name="Neutral" style:base-cell-address="caja1.H2"/>
    </style:style>
    <style:style style:name="ce7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2.H2"/>
    </style:style>
    <style:style style:name="ce42" style:family="table-cell" style:parent-style-name="Default">
      <style:map style:condition="cell-content()=&quot;revisar&quot;" style:apply-style-name="Neutral" style:base-cell-address="caja1.H2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2.H2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2.H2"/>
    </style:style>
    <style:style style:name="ce48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wrap-option="wrap" fo:border-left="none" fo:border-right="none" fo:border-top="0.74pt solid #000000" style:vertical-align="middle"/>
    </style:style>
    <style:style style:name="ce29" style:family="table-cell" style:parent-style-name="Default">
      <style:table-cell-properties fo:border-bottom="0.74pt solid #000000" fo:wrap-option="no-wrap" fo:border-left="none" fo:border-right="none" fo:border-top="0.74pt solid #000000" style:vertical-align="middle"/>
    </style:style>
    <style:style style:name="ce11" style:family="table-cell" style:parent-style-name="Default" style:data-style-name="N0">
      <style:table-cell-properties fo:border-bottom="0.74pt solid #000000" fo:border-left="none" fo:border-right="none" fo:border-top="0.74pt solid #000000" style:vertical-align="middle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1.H1"/>
    </style:style>
    <style:style style:name="ce34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&quot;Ok&quot;" style:apply-style-name="Good" style:base-cell-address="caja1.H1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1.H1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1.H1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1.H1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&quot;Ok&quot;" style:apply-style-name="Good" style:base-cell-address="caja1.H1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1.H1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1.H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1.H1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bottom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2.G1"/>
    </style:style>
    <style:style style:name="ce69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&quot;Ok&quot;" style:apply-style-name="Good" style:base-cell-address="caja2.G4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2.G1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2.G1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2.G1"/>
    </style:style>
    <style:style style:name="ce4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map style:condition="cell-content()=&quot;revisar&quot;" style:apply-style-name="Neutral" style:base-cell-address="caja2.G1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G4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&quot;Ok&quot;" style:apply-style-name="Good" style:base-cell-address="caja2.G4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Ok&quot;" style:apply-style-name="Good" style:base-cell-address="caja2.G4"/>
    </style:style>
    <style:style style:name="ce78" style:family="table-cell" style:parent-style-name="Default">
      <style:map style:condition="cell-content()=&quot;ok&quot;" style:apply-style-name="Good" style:base-cell-address="caja5.F1"/>
      <style:map style:condition="cell-content()=&quot;revisar&quot;" style:apply-style-name="Note" style:base-cell-address="caja5.F1"/>
      <style:map style:condition="cell-content()=&quot;muy bueno&quot;" style:apply-style-name="Muy_20_bueno" style:base-cell-address="caja5.F1"/>
      <style:map style:condition="cell-content()=&quot;no funciona&quot;" style:apply-style-name="Bad" style:base-cell-address="caja5.F1"/>
    </style:style>
    <style:style style:name="ce79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5.F2"/>
    </style:style>
    <style:style style:name="ce81" style:family="table-cell" style:parent-style-name="Default">
      <style:map style:condition="cell-content()=&quot;revisar&quot;" style:apply-style-name="Neutral" style:base-cell-address="caja5.F2"/>
    </style:style>
    <style:style style:name="ce8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5.F2"/>
    </style:style>
    <style:style style:name="ce8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5.F2"/>
    </style:style>
    <style:style style:name="ce83" style:family="table-cell" style:parent-style-name="Default">
      <style:map style:condition="cell-content()=&quot;ok&quot;" style:apply-style-name="Good" style:base-cell-address="caja6.F1"/>
      <style:map style:condition="cell-content()=&quot;muy bueno&quot;" style:apply-style-name="Muy_20_bueno" style:base-cell-address="caja6.F1"/>
      <style:map style:condition="cell-content()=&quot;revisar&quot;" style:apply-style-name="Note" style:base-cell-address="caja6.F1"/>
      <style:map style:condition="cell-content()=&quot;no funciona&quot;" style:apply-style-name="Bad" style:base-cell-address="caja6.F1"/>
    </style:style>
    <style:style style:name="ce84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6.F2"/>
    </style:style>
    <style:style style:name="ce85" style:family="table-cell" style:parent-style-name="Default">
      <style:map style:condition="cell-content()=&quot;ok&quot;" style:apply-style-name="Good" style:base-cell-address="caja6.F1"/>
      <style:map style:condition="cell-content()=&quot;muy bueno&quot;" style:apply-style-name="Muy_20_bueno" style:base-cell-address="caja6.F1"/>
      <style:map style:condition="cell-content()=&quot;revisar&quot;" style:apply-style-name="Note" style:base-cell-address="caja6.F1"/>
      <style:map style:condition="cell-content()=&quot;no funciona&quot;" style:apply-style-name="Bad" style:base-cell-address="caja6.F1"/>
    </style:style>
    <style:style style:name="ce92" style:family="table-cell" style:parent-style-name="Default">
      <style:map style:condition="cell-content()=&quot;revisar&quot;" style:apply-style-name="Neutral" style:base-cell-address="caja6.F2"/>
    </style:style>
    <style:style style:name="ce9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6.F2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6.F2"/>
    </style:style>
    <style:style style:name="ce89" style:family="table-cell" style:parent-style-name="Default">
      <style:table-cell-properties style:vertical-align="middle"/>
      <style:map style:condition="cell-content()=&quot;ok&quot;" style:apply-style-name="Good" style:base-cell-address="caja7.F1"/>
      <style:map style:condition="cell-content()=&quot;no funciona&quot;" style:apply-style-name="Bad" style:base-cell-address="caja7.F1"/>
      <style:map style:condition="cell-content()=&quot;muy bueno&quot;" style:apply-style-name="Muy_20_bueno" style:base-cell-address="caja7.F1"/>
      <style:map style:condition="cell-content()=&quot;revisar&quot;" style:apply-style-name="Neutral" style:base-cell-address="caja7.F1"/>
    </style:style>
    <style:style style:name="ce90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7.F2"/>
    </style:style>
    <style:style style:name="ce97" style:family="table-cell" style:parent-style-name="Default">
      <style:map style:condition="cell-content()=&quot;revisar&quot;" style:apply-style-name="Neutral" style:base-cell-address="caja7.F2"/>
    </style:style>
    <style:style style:name="ce9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7.F2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7.F2"/>
    </style:style>
    <style:style style:name="ce100" style:family="table-cell" style:parent-style-name="Default">
      <style:table-cell-properties style:vertical-align="middle"/>
      <style:map style:condition="cell-content()=&quot;muy bueno&quot;" style:apply-style-name="Muy_20_bueno" style:base-cell-address="caja8.F1"/>
      <style:map style:condition="cell-content()=&quot;ok&quot;" style:apply-style-name="Good" style:base-cell-address="caja8.F1"/>
      <style:map style:condition="cell-content()=&quot;revisar&quot;" style:apply-style-name="Note" style:base-cell-address="caja8.F1"/>
      <style:map style:condition="cell-content()=&quot;no funciona&quot;" style:apply-style-name="Bad" style:base-cell-address="caja8.F1"/>
      <style:map style:condition="cell-content()=0" style:apply-style-name="Warning" style:base-cell-address="caja8.F1"/>
    </style:style>
    <style:style style:name="ce101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8.F2"/>
    </style:style>
    <style:style style:name="ce102" style:family="table-cell" style:parent-style-name="Default">
      <style:map style:condition="cell-content()=&quot;revisar&quot;" style:apply-style-name="Neutral" style:base-cell-address="caja8.F2"/>
    </style:style>
    <style:style style:name="ce10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8.F2"/>
    </style:style>
    <style:style style:name="ce10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8.F2"/>
    </style:style>
    <style:style style:name="ce105" style:family="table-cell" style:parent-style-name="Default">
      <style:map style:condition="cell-content()=&quot;muy bueno&quot;" style:apply-style-name="Muy_20_bueno" style:base-cell-address="caja9.F1"/>
      <style:map style:condition="cell-content()=&quot;ok&quot;" style:apply-style-name="Good" style:base-cell-address="caja9.F1"/>
      <style:map style:condition="cell-content()=&quot;revisar&quot;" style:apply-style-name="Note" style:base-cell-address="caja9.F1"/>
      <style:map style:condition="cell-content()=&quot;no funciona&quot;" style:apply-style-name="Bad" style:base-cell-address="caja9.F1"/>
    </style:style>
    <style:style style:name="ce106" style:family="table-cell" style:parent-style-name="Default">
      <style:table-cell-properties fo:border-bottom="0.74pt solid #000000" fo:background-color="#333333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  <style:map style:condition="cell-content()=no funciona" style:apply-style-name="Bad" style:base-cell-address="caja9.F2"/>
    </style:style>
    <style:style style:name="ce107" style:family="table-cell" style:parent-style-name="Default">
      <style:map style:condition="cell-content()=&quot;revisar&quot;" style:apply-style-name="Neutral" style:base-cell-address="caja9.F2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=no funciona" style:apply-style-name="Bad" style:base-cell-address="caja9.F2"/>
    </style:style>
    <style:style style:name="ce10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no funciona" style:apply-style-name="Bad" style:base-cell-address="caja9.F2"/>
    </style:style>
  </office:automatic-styles>
  <office:body>
    <office:spreadsheet>
      <table:calculation-settings table:automatic-find-labels="false" table:use-regular-expressions="false" table:use-wildcards="true"/>
      <table:table table:name="ca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9" office:value-type="string" calcext:value-type="string">
            <text:p>Estad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uesto USB</text:p>
          </table:table-cell>
          <table:table-cell office:value-type="string" calcext:value-type="string">
            <text:p>Tipo A sin abr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ar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Diodos 1N5388B</text:p>
          </table:table-cell>
          <table:table-cell office:value-type="string" calcext:value-type="string">
            <text:p>Schottk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/>
          <table:table-cell table:style-name="ce10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Capacitor 10 uF 400V</text:p>
          </table:table-cell>
          <table:table-cell office:value-type="string" calcext:value-type="string">
            <text:p>Electrolít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/>
          <table:table-cell table:style-name="ce14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Transistor TIP35C B13e</text:p>
          </table:table-cell>
          <table:table-cell office:value-type="string" calcext:value-type="string">
            <text:p>Sili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/>
          <table:table-cell table:style-name="ce15" office:value-type="string" calcext:value-type="string">
            <text:p>No funciona</text:p>
          </table:table-cell>
          <table:table-cell table:style-name="ce26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Resistores 1k ohm</text:p>
          </table:table-cell>
          <table:table-cell office:value-type="string" calcext:value-type="string">
            <text:p>película metálica 1/4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Resistores 470k ohm</text:p>
          </table:table-cell>
          <table:table-cell office:value-type="string" calcext:value-type="string">
            <text:p>? – 1/4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Resistores 2,2 k ohm</text:p>
          </table:table-cell>
          <table:table-cell office:value-type="string" calcext:value-type="string">
            <text:p>película metálica 1/8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Relés GS 06 VDC HJR-3FF-S-Z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sar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style-name="ce16" office:value-type="string" calcext:value-type="string">
            <text:p>Integrado ST CHN UA74ICN KNY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Transistor BT151 500R Php9834 PHILIPP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funciona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Potenciometro P 503 09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Diodos 6A10</text:p>
          </table:table-cell>
          <table:table-cell office:value-type="string" calcext:value-type="string">
            <text:p>Schott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elícula metálica 1/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Película de carbono 1/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Resistores 1k ohm</text:p>
          </table:table-cell>
          <table:table-cell office:value-type="string" calcext:value-type="string">
            <text:p>Película de carbono 1/4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Capacitor 2G103K</text:p>
          </table:table-cell>
          <table:table-cell office:value-type="string" calcext:value-type="string">
            <text:p>Poli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Diodos 1N4007</text:p>
          </table:table-cell>
          <table:table-cell office:value-type="string" calcext:value-type="string">
            <text:p>Silic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Diodos zenner</text:p>
          </table:table-cell>
          <table:table-cell office:value-type="string" calcext:value-type="string">
            <text:p>Sili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Diodos 1N4739AC</text:p>
          </table:table-cell>
          <table:table-cell office:value-type="string" calcext:value-type="string">
            <text:p>Silic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Resistores 1M ohm</text:p>
          </table:table-cell>
          <table:table-cell office:value-type="string" calcext:value-type="string">
            <text:p>Película de carbono 1/4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Resistores 10k ohm</text:p>
          </table:table-cell>
          <table:table-cell office:value-type="string" calcext:value-type="string">
            <text:p>Película de carbono 1/4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Resistor 1k ohm</text:p>
          </table:table-cell>
          <table:table-cell office:value-type="string" calcext:value-type="string">
            <text:p>Película de carbono 1/4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Resistores 680k ohm</text:p>
          </table:table-cell>
          <table:table-cell table:formula="of:=[.D24]" office:value-type="string" office:string-value="Película de carbono 1/4W" calcext:value-type="string">
            <text:p>Película de carbono 1/4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Transistor CDIL BC1098 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Integrado ST CHN UA74ICN KJO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 funciona</text:p>
          </table:table-cell>
          <table:table-cell table:number-columns-repeated="3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Integrado MOC3052 341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caja1.F2:caja1.F2 caja1.H5:caja1.H6">
            <calcext:condition calcext:apply-style-name="Bad" calcext:value="=no funciona" calcext:base-cell-address="caja1.F2"/>
          </calcext:conditional-format>
          <calcext:conditional-format calcext:target-range-address="caja1.F2:caja1.F2 caja1.H5:caja1.H6">
            <calcext:condition calcext:apply-style-name="Bad" calcext:value="=&quot;No funciona&quot;" calcext:base-cell-address="caja1.F2"/>
          </calcext:conditional-format>
          <calcext:conditional-format calcext:target-range-address="caja1.F2:caja1.F2 caja1.H5:caja1.H6">
            <calcext:condition calcext:apply-style-name="Warning" calcext:value="=&quot;puede funcionar&quot;" calcext:base-cell-address="caja1.F2"/>
          </calcext:conditional-format>
          <calcext:conditional-format calcext:target-range-address="caja1.F2:caja1.F2 caja1.H5:caja1.H6">
            <calcext:condition calcext:apply-style-name="Accent 1" calcext:value="=&quot;Puede funcionar&quot;" calcext:base-cell-address="caja1.F2"/>
          </calcext:conditional-format>
          <calcext:conditional-format calcext:target-range-address="caja1.F2:caja1.F2 caja1.H5:caja1.H6">
            <calcext:condition calcext:apply-style-name="Neutral" calcext:value="=&quot;Puede funcionar&quot;" calcext:base-cell-address="caja1.F2"/>
          </calcext:conditional-format>
          <calcext:conditional-format calcext:target-range-address="caja1.F2:caja1.F2 caja1.H5:caja1.H6">
            <calcext:condition calcext:apply-style-name="Neutral" calcext:value="=&quot;Revisar&quot;" calcext:base-cell-address="caja1.F2"/>
          </calcext:conditional-format>
          <calcext:conditional-format calcext:target-range-address="caja1.F2:caja1.F2 caja1.H4:caja1.H4">
            <calcext:condition calcext:apply-style-name="Neutral" calcext:value="=&quot;revisar&quot;" calcext:base-cell-address="caja1.F2"/>
          </calcext:conditional-format>
          <calcext:conditional-format calcext:target-range-address="caja1.F1:caja1.F1048576">
            <calcext:condition calcext:apply-style-name="Bad" calcext:value="=&quot;no funciona&quot;" calcext:base-cell-address="caja1.F2"/>
          </calcext:conditional-format>
          <calcext:conditional-format calcext:target-range-address="caja1.F1:caja1.F1048576 caja1.H4:caja1.H4">
            <calcext:condition calcext:apply-style-name="Muy bueno" calcext:value="=&quot;muy bueno&quot;" calcext:base-cell-address="caja1.F2"/>
          </calcext:conditional-format>
          <calcext:conditional-format calcext:target-range-address="caja1.F1:caja1.F1048576 caja1.H4:caja1.H4">
            <calcext:condition calcext:apply-style-name="Good" calcext:value="=&quot;ok&quot;" calcext:base-cell-address="caja1.F2"/>
          </calcext:conditional-format>
          <calcext:conditional-format calcext:target-range-address="caja1.F1:caja1.F1048576">
            <calcext:condition calcext:apply-style-name="Note" calcext:value="=&quot;revisar&quot;" calcext:base-cell-address="caja1.F1"/>
          </calcext:conditional-format>
        </calcext:conditional-formats>
      </table:table>
      <table:table table:name="caja2" table:style-name="ta1">
        <table:table-column table:style-name="co1" table:number-columns-repeated="3" table:default-cell-style-name="Default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4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7" office:value-type="string" calcext:value-type="string">
            <text:p>Estad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">
          <table:table-cell table:number-columns-repeated="3"/>
          <table:table-cell table:formula="of:=[$caja1.B28]+1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 table:number-columns-spanned="1" table:number-rows-spanned="2">
            <text:p>Resistores 82 ohm</text:p>
          </table:table-cell>
          <table:table-cell office:value-type="string" calcext:value-type="string" table:number-columns-spanned="1" table:number-rows-spanned="2">
            <text:p>1/4W recubrimiento carbo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">
          <table:table-cell table:number-columns-repeated="3"/>
          <table:covered-table-cell table:number-columns-repeated="3"/>
          <table:table-cell office:value-type="string" calcext:value-type="string">
            <text:p>1 soldados en paralelo</text:p>
          </table:table-cell>
          <table:table-cell office:value-type="string" calcext:value-type="string">
            <text:p>ok</text:p>
          </table:table-cell>
          <table:table-cell/>
          <table:table-cell table:style-name="ce42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">
          <table:table-cell table:number-columns-repeated="3"/>
          <table:table-cell table:formula="of:=[.D3]+1" office:value-type="float" office:value="28" calcext:value-type="float">
            <text:p>28</text:p>
          </table:table-cell>
          <table:table-cell office:value-type="string" calcext:value-type="string">
            <text:p>Resistores 270 ohm</text:p>
          </table:table-cell>
          <table:table-cell table:formula="of:=[.F3]" office:value-type="string" office:string-value="1/4W recubrimiento carbono" calcext:value-type="string">
            <text:p>1/4W recubrimiento carb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/>
          <table:table-cell table:style-name="ce46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">
          <table:table-cell table:number-columns-repeated="3"/>
          <table:table-cell table:formula="of:=[.D5]+1" office:value-type="float" office:value="29" calcext:value-type="float">
            <text:p>29</text:p>
          </table:table-cell>
          <table:table-cell office:value-type="string" calcext:value-type="string">
            <text:p>Resistores 1,8k Ohm</text:p>
          </table:table-cell>
          <table:table-cell office:value-type="string" calcext:value-type="string">
            <text:p>1/4W y 1/8W oxido metál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/>
          <table:table-cell table:style-name="ce47" office:value-type="string" calcext:value-type="string">
            <text:p>No funciona</text:p>
          </table:table-cell>
          <table:table-cell table:style-name="ce26"/>
        </table:table-row>
        <table:table-row table:style-name="ro1">
          <table:table-cell table:number-columns-repeated="3"/>
          <table:table-cell table:formula="of:=[.D6]+1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 table:number-columns-spanned="1" table:number-rows-spanned="4">
            <text:p>Resistores 3k3 y 33k Ohm</text:p>
          </table:table-cell>
          <table:table-cell office:value-type="string" calcext:value-type="string">
            <text:p>21 x 1/8W recubrimiento carbo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3 x ¼ W oxido metál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2 x 1/8W oxido metálico 33k 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]+1" office:value-type="float" office:value="31" calcext:value-type="float">
            <text:p>31</text:p>
          </table:table-cell>
          <table:table-cell office:value-type="string" calcext:value-type="string">
            <text:p>Resistores 1k5</text:p>
          </table:table-cell>
          <table:table-cell office:value-type="string" calcext:value-type="string">
            <text:p>1/4W recubrimiento carbo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1]+1" office:value-type="float" office:value="32" calcext:value-type="float">
            <text:p>32</text:p>
          </table:table-cell>
          <table:table-cell office:value-type="string" calcext:value-type="string">
            <text:p>Resistores 2k2</text:p>
          </table:table-cell>
          <table:table-cell office:value-type="string" calcext:value-type="string">
            <text:p>1/4W recubrimiento carbono</text:p>
          </table:table-cell>
          <table:table-cell table:formula="of:=16+12" office:value-type="float" office:value="28" calcext:value-type="float">
            <text:p>28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+1" office:value-type="float" office:value="33" calcext:value-type="float" table:number-columns-spanned="1" table:number-rows-spanned="3">
            <text:p>33</text:p>
          </table:table-cell>
          <table:table-cell office:value-type="string" calcext:value-type="string" table:number-columns-spanned="1" table:number-rows-spanned="3">
            <text:p>Resistores 39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8W recubrimiento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película metálic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3]+1" office:value-type="float" office:value="34" calcext:value-type="float" table:number-columns-spanned="1" table:number-rows-spanned="2">
            <text:p>34</text:p>
          </table:table-cell>
          <table:table-cell office:value-type="string" calcext:value-type="string" table:number-columns-spanned="1" table:number-rows-spanned="2">
            <text:p>Resistores 470 Ohm</text:p>
          </table:table-cell>
          <table:table-cell office:value-type="string" calcext:value-type="string">
            <text:p>1/8W película metál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recubrimiento carb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6]+1" office:value-type="float" office:value="35" calcext:value-type="float">
            <text:p>35</text:p>
          </table:table-cell>
          <table:table-cell office:value-type="string" calcext:value-type="string">
            <text:p>Resistores 1k2</text:p>
          </table:table-cell>
          <table:table-cell office:value-type="string" calcext:value-type="string">
            <text:p>1/4W recubrimiento carbo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8]+1" office:value-type="float" office:value="36" calcext:value-type="float" table:number-columns-spanned="1" table:number-rows-spanned="2">
            <text:p>36</text:p>
          </table:table-cell>
          <table:table-cell office:value-type="string" calcext:value-type="string" table:number-columns-spanned="1" table:number-rows-spanned="2">
            <text:p>Resistores 1k</text:p>
          </table:table-cell>
          <table:table-cell office:value-type="string" calcext:value-type="string">
            <text:p>⅛W pelicula meta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]+1" office:value-type="float" office:value="37" calcext:value-type="float">
            <text:p>37</text:p>
          </table:table-cell>
          <table:table-cell office:value-type="string" calcext:value-type="string">
            <text:p>Resistor 68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+1" office:value-type="float" office:value="38" calcext:value-type="float" table:number-columns-spanned="1" table:number-rows-spanned="2">
            <text:p>38</text:p>
          </table:table-cell>
          <table:table-cell office:value-type="string" calcext:value-type="string" table:number-columns-spanned="1" table:number-rows-spanned="2">
            <text:p>Resistores 48 y 28 Ohm</text:p>
          </table:table-cell>
          <table:table-cell office:value-type="string" calcext:value-type="string">
            <text:p>¼ w recubrimiento carbo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película metálica 28Oh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2]+1" office:value-type="float" office:value="39" calcext:value-type="float">
            <text:p>39</text:p>
          </table:table-cell>
          <table:table-cell office:value-type="string" calcext:value-type="string">
            <text:p>Resistores 68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+1" office:value-type="float" office:value="40" calcext:value-type="float" table:number-columns-spanned="1" table:number-rows-spanned="3">
            <text:p>40</text:p>
          </table:table-cell>
          <table:table-cell office:value-type="string" calcext:value-type="string" table:number-columns-spanned="1" table:number-rows-spanned="3">
            <text:p>Resistores 56, 39, 39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recubrimiento carbono 390 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recubrimiento carbono 39 Oh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5]+1" office:value-type="float" office:value="41" calcext:value-type="float">
            <text:p>41</text:p>
          </table:table-cell>
          <table:table-cell office:value-type="string" calcext:value-type="string">
            <text:p>Resistores 15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" office:value-type="float" office:value="42" calcext:value-type="float" table:number-columns-spanned="1" table:number-rows-spanned="2">
            <text:p>42</text:p>
          </table:table-cell>
          <table:table-cell office:value-type="string" calcext:value-type="string" table:number-columns-spanned="1" table:number-rows-spanned="2">
            <text:p>Resistores 180 y 1.80k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office:value-type="string" calcext:value-type="string">
            <text:p>1/4W recubrimiento carbono (1.80k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9]+1" office:value-type="float" office:value="43" calcext:value-type="float">
            <text:p>43</text:p>
          </table:table-cell>
          <table:table-cell office:value-type="string" calcext:value-type="string">
            <text:p>Resistores 100 Ohm</text:p>
          </table:table-cell>
          <table:table-cell office:value-type="string" calcext:value-type="string">
            <text:p>1/4W recubrimiento carbo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1]+1" office:value-type="float" office:value="44" calcext:value-type="float">
            <text:p>44</text:p>
          </table:table-cell>
          <table:table-cell office:value-type="string" calcext:value-type="string">
            <text:p>Resistores 3k9</text:p>
          </table:table-cell>
          <table:table-cell office:value-type="string" calcext:value-type="string">
            <text:p>1/4W recubrimiento carbo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1]+1" office:value-type="float" office:value="44" calcext:value-type="float">
            <text:p>44</text:p>
          </table:table-cell>
          <table:table-cell office:value-type="string" calcext:value-type="string">
            <text:p>Resistores 2k7</text:p>
          </table:table-cell>
          <table:table-cell office:value-type="string" calcext:value-type="string">
            <text:p>1/4W recubrimiento carbo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32]+1" office:value-type="float" office:value="45" calcext:value-type="float">
            <text:p>45</text:p>
          </table:table-cell>
          <table:table-cell office:value-type="string" calcext:value-type="string">
            <text:p>Resistores 4k7 y 48k</text:p>
          </table:table-cell>
          <table:table-cell office:value-type="string" calcext:value-type="string">
            <text:p>1/4W recubrimiento carbo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/4W recubrimiento carbono (48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aja2.H2:caja2.H2 caja2.J5:caja2.J6">
            <calcext:condition calcext:apply-style-name="Bad" calcext:value="=no funciona" calcext:base-cell-address="caja2.H2"/>
          </calcext:conditional-format>
          <calcext:conditional-format calcext:target-range-address="caja2.H2:caja2.H2 caja2.J5:caja2.J6">
            <calcext:condition calcext:apply-style-name="Bad" calcext:value="=&quot;No funciona&quot;" calcext:base-cell-address="caja1.H2"/>
          </calcext:conditional-format>
          <calcext:conditional-format calcext:target-range-address="caja2.H2:caja2.H2 caja2.J5:caja2.J6">
            <calcext:condition calcext:apply-style-name="Warning" calcext:value="=&quot;puede funcionar&quot;" calcext:base-cell-address="caja1.H2"/>
          </calcext:conditional-format>
          <calcext:conditional-format calcext:target-range-address="caja2.H2:caja2.H2 caja2.J5:caja2.J6">
            <calcext:condition calcext:apply-style-name="Accent 1" calcext:value="=&quot;Puede funcionar&quot;" calcext:base-cell-address="caja1.H2"/>
          </calcext:conditional-format>
          <calcext:conditional-format calcext:target-range-address="caja2.H2:caja2.H2 caja2.J5:caja2.J6">
            <calcext:condition calcext:apply-style-name="Neutral" calcext:value="=&quot;Puede funcionar&quot;" calcext:base-cell-address="caja1.H2"/>
          </calcext:conditional-format>
          <calcext:conditional-format calcext:target-range-address="caja2.H2:caja2.H2 caja2.J5:caja2.J6">
            <calcext:condition calcext:apply-style-name="Neutral" calcext:value="=&quot;Revisar&quot;" calcext:base-cell-address="caja1.H2"/>
          </calcext:conditional-format>
          <calcext:conditional-format calcext:target-range-address="caja2.H1:caja2.H1048576 caja2.J4:caja2.J4">
            <calcext:condition calcext:apply-style-name="Neutral" calcext:value="=&quot;revisar&quot;" calcext:base-cell-address="caja1.H2"/>
          </calcext:conditional-format>
          <calcext:conditional-format calcext:target-range-address="caja2.H2:caja2.H2">
            <calcext:condition calcext:apply-style-name="Bad" calcext:value="=&quot;no funciona&quot;" calcext:base-cell-address="caja1.H2"/>
          </calcext:conditional-format>
          <calcext:conditional-format calcext:target-range-address="caja2.H1:caja2.H1048576 caja2.J4:caja2.J4">
            <calcext:condition calcext:apply-style-name="Muy bueno" calcext:value="=&quot;muy bueno&quot;" calcext:base-cell-address="caja1.H2"/>
          </calcext:conditional-format>
          <calcext:conditional-format calcext:target-range-address="caja2.H1:caja2.H1048576 caja2.J4:caja2.J4">
            <calcext:condition calcext:apply-style-name="Good" calcext:value="=&quot;ok&quot;" calcext:base-cell-address="caja1.H1"/>
          </calcext:conditional-format>
        </calcext:conditional-formats>
      </table:table>
      <table:table table:name="caja3" table:style-name="ta1">
        <table:table-column table:style-name="co1" table:number-columns-repeated="3" table:default-cell-style-name="Default"/>
        <table:table-column table:style-name="co15" table:default-cell-style-name="ce48"/>
        <table:table-column table:style-name="co16" table:default-cell-style-name="ce50"/>
        <table:table-column table:style-name="co17" table:default-cell-style-name="ce48"/>
        <table:table-column table:style-name="co1" table:default-cell-style-name="ce26"/>
        <table:table-column table:style-name="co18" table:default-cell-style-name="ce33"/>
        <table:table-column table:style-name="co1" table:default-cell-style-name="Default"/>
        <table:table-column table:style-name="co19" table:default-cell-style-name="ce12"/>
        <table:table-column table:style-name="co20" table:default-cell-style-name="ce12"/>
        <table:table-row table:style-name="ro1" table:number-rows-repeated="4">
          <table:table-cell table:number-columns-repeated="11"/>
        </table:table-row>
        <table:table-row table:style-name="ro3">
          <table:table-cell table:number-columns-repeated="3"/>
          <table:table-cell table:style-name="ce2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antidad</text:p>
          </table:table-cell>
          <table:table-cell table:style-name="ce34" office:value-type="string" calcext:value-type="string">
            <text:p>Estad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4">
          <table:table-cell table:number-columns-repeated="3"/>
          <table:table-cell table:formula="of:=[$caja2.D34]+1" office:value-type="float" office:value="46" calcext:value-type="float" table:number-columns-spanned="1" table:number-rows-spanned="6">
            <text:p>46</text:p>
          </table:table-cell>
          <table:table-cell office:value-type="string" calcext:value-type="string" table:number-columns-spanned="1" table:number-rows-spanned="6">
            <text:p>Resistor 15W 4.7OhmJ</text:p>
          </table:table-cell>
          <table:table-cell office:value-type="string" calcext:value-type="string" table:number-columns-spanned="1" table:number-rows-spanned="6">
            <text:p>potencia cerámicos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table-cell office:value-type="string" calcext:value-type="string">
            <text:p>Ok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4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/>
          <table:table-cell table:style-name="ce17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4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/>
          <table:table-cell table:style-name="ce38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4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/>
          <table:table-cell table:style-name="ce33" office:value-type="string" calcext:value-type="string">
            <text:p>No funciona</text:p>
          </table:table-cell>
          <table:table-cell table:style-name="ce26"/>
        </table:table-row>
        <table:table-row table:style-name="ro4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table-cell table:formula="of:=[.D6]+1" office:value-type="float" office:value="47" calcext:value-type="float" table:number-columns-spanned="1" table:number-rows-spanned="8">
            <text:p>47</text:p>
          </table:table-cell>
          <table:table-cell table:style-name="ce29" office:value-type="string" calcext:value-type="string" table:number-columns-spanned="1" table:number-rows-spanned="8">
            <text:p>Resistor 5W150RJ</text:p>
          </table:table-cell>
          <table:table-cell office:value-type="string" calcext:value-type="string" table:number-columns-spanned="1" table:number-rows-spanned="8">
            <text:p>potencia cerámicos</text:p>
          </table:table-cell>
          <table:table-cell office:value-type="float" office:value="8" calcext:value-type="float" table:number-columns-spanned="1" table:number-rows-spanned="8">
            <text:p>8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5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6">
          <table:table-cell table:number-columns-repeated="3"/>
          <table:table-cell table:formula="of:=[.D12]+1" office:value-type="float" office:value="48" calcext:value-type="float">
            <text:p>48</text:p>
          </table:table-cell>
          <table:table-cell office:value-type="string" calcext:value-type="string">
            <text:p>(Ph) 5W22KK resistor</text:p>
          </table:table-cell>
          <table:table-cell table:formula="of:=[.F12]" office:value-type="string" office:string-value="potencia cerámicos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7">
          <table:table-cell table:number-columns-repeated="3"/>
          <table:table-cell table:formula="of:=[.D20]+1" office:value-type="float" office:value="49" calcext:value-type="float" table:number-columns-spanned="1" table:number-rows-spanned="2">
            <text:p>49</text:p>
          </table:table-cell>
          <table:table-cell office:value-type="string" calcext:value-type="string" table:number-columns-spanned="1" table:number-rows-spanned="2">
            <text:p>Conjunto de resistor en paralelo: W15W10R y RGP 15W10OhmJ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8">
          <table:table-cell table:number-columns-repeated="3"/>
          <table:table-cell table:formula="of:=[.D21]+1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 table:number-columns-spanned="1" table:number-rows-spanned="4">
            <text:p>Conjunto de resistores en paralelo: 2x 15W4.7OhmJ </text:p>
          </table:table-cell>
          <table:table-cell table:formula="of:=[.F21]" office:value-type="string" office:string-value="potencia cerámicos" calcext:value-type="string" table:number-columns-spanned="1" table:number-rows-spanned="4">
            <text:p>potencia cerámicos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9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10">
          <table:table-cell table:number-columns-repeated="3"/>
          <table:covered-table-cell table:number-columns-repeated="3"/>
          <table:covered-table-cell table:style-name="ce13"/>
          <table:table-cell table:formula="of:=[.H23]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10">
          <table:table-cell table:number-columns-repeated="3"/>
          <table:covered-table-cell table:number-columns-repeated="3"/>
          <table:covered-table-cell table:style-name="ce13"/>
          <table:table-cell table:formula="of:=[.H25]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11">
          <table:table-cell table:number-columns-repeated="3"/>
          <table:table-cell table:formula="of:=[.D23]+1" office:value-type="float" office:value="51" calcext:value-type="float" table:number-columns-spanned="1" table:number-rows-spanned="2">
            <text:p>51</text:p>
          </table:table-cell>
          <table:table-cell office:value-type="string" calcext:value-type="string" table:number-columns-spanned="1" table:number-rows-spanned="2">
            <text:p>Conjunto de resistores en serie: 2x 15W4.7 OhmJ</text:p>
          </table:table-cell>
          <table:table-cell table:style-name="ce11"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6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1">
          <table:table-cell table:number-columns-repeated="3"/>
          <table:table-cell table:formula="of:=[.D27]+1" office:value-type="float" office:value="52" calcext:value-type="float" table:number-columns-spanned="1" table:number-rows-spanned="4">
            <text:p>52</text:p>
          </table:table-cell>
          <table:table-cell office:value-type="string" calcext:value-type="string" table:number-columns-spanned="1" table:number-rows-spanned="4">
            <text:p>Resistor 7W10R</text:p>
          </table:table-cell>
          <table:table-cell table:formula="of:=[.F27]" office:value-type="string" office:string-value="potencia cerámicos" calcext:value-type="string" table:number-columns-spanned="1" table:number-rows-spanned="4">
            <text:p>potencia cerámicos</text:p>
          </table:table-cell>
          <table:table-cell office:value-type="float" office:value="4" calcext:value-type="float" table:number-columns-spanned="1" table:number-rows-spanned="4">
            <text:p>4</text:p>
          </table:table-cell>
          <table:table-cell table:style-name="ce37" office:value-type="string" calcext:value-type="string" table:number-columns-spanned="1" table:number-rows-spanned="4">
            <text:p>Ok</text:p>
          </table:table-cell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29]+1" office:value-type="float" office:value="53" calcext:value-type="float">
            <text:p>53</text:p>
          </table:table-cell>
          <table:table-cell office:value-type="string" calcext:value-type="string">
            <text:p>Resistor 15W22RJ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3]+1" office:value-type="float" office:value="54" calcext:value-type="float" table:number-columns-spanned="1" table:number-rows-spanned="2">
            <text:p>54</text:p>
          </table:table-cell>
          <table:table-cell office:value-type="string" calcext:value-type="string" table:number-columns-spanned="1" table:number-rows-spanned="2">
            <text:p>Conjunto de resistores en serie: 2x COSONIC 15W 2.2KJ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34]+1" office:value-type="float" office:value="55" calcext:value-type="float" table:number-columns-spanned="1" table:number-rows-spanned="2">
            <text:p>55</text:p>
          </table:table-cell>
          <table:table-cell office:value-type="string" calcext:value-type="string" table:number-columns-spanned="1" table:number-rows-spanned="2">
            <text:p>Resistor twt 8R2 5% 7W 139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6]+1" office:value-type="float" office:value="56" calcext:value-type="float">
            <text:p>56</text:p>
          </table:table-cell>
          <table:table-cell office:value-type="string" calcext:value-type="string">
            <text:p>Resistor twt 1K5 5% 15W 533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38]+1" office:value-type="float" office:value="57" calcext:value-type="float">
            <text:p>57</text:p>
          </table:table-cell>
          <table:table-cell office:value-type="string" calcext:value-type="string">
            <text:p>Resistor ROYAL OHM 15W 470 OHMJ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3">
          <table:table-cell table:number-columns-repeated="3"/>
          <table:table-cell table:formula="of:=[.D39]+1" office:value-type="float" office:value="58" calcext:value-type="float" table:number-columns-spanned="1" table:number-rows-spanned="2">
            <text:p>58</text:p>
          </table:table-cell>
          <table:table-cell office:value-type="string" calcext:value-type="string" table:number-columns-spanned="1" table:number-rows-spanned="2">
            <text:p>Conjunto de resistores en serie: 2x COSONIC 10W47 OHMJ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35" office:value-type="string" calcext:value-type="string" table:number-columns-spanned="1" table:number-rows-spanned="2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covered-table-cell table:number-columns-repeated="3"/>
          <table:covered-table-cell table:style-name="ce13"/>
          <table:covered-table-cell table:style-name="ce36"/>
          <table:table-cell table:number-columns-repeated="3"/>
        </table:table-row>
        <table:table-row table:style-name="ro12">
          <table:table-cell table:number-columns-repeated="3"/>
          <table:table-cell table:formula="of:=[.D40]+1" office:value-type="float" office:value="59" calcext:value-type="float">
            <text:p>59</text:p>
          </table:table-cell>
          <table:table-cell office:value-type="string" calcext:value-type="string">
            <text:p>Resistor COSONIC 15W220 OHMJ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funciona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2]+1" office:value-type="float" office:value="60" calcext:value-type="float">
            <text:p>60</text:p>
          </table:table-cell>
          <table:table-cell office:value-type="string" calcext:value-type="string">
            <text:p>Resistor twt 22k 5% 15W 002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Revisar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3]+1" office:value-type="float" office:value="61" calcext:value-type="float" table:number-columns-spanned="1" table:number-rows-spanned="2">
            <text:p>61</text:p>
          </table:table-cell>
          <table:table-cell office:value-type="string" calcext:value-type="string" table:number-columns-spanned="1" table:number-rows-spanned="2">
            <text:p>Resistor 7W22R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4]+1" office:value-type="float" office:value="62" calcext:value-type="float" table:number-columns-spanned="1" table:number-rows-spanned="2">
            <text:p>62</text:p>
          </table:table-cell>
          <table:table-cell office:value-type="string" calcext:value-type="string" table:number-columns-spanned="1" table:number-rows-spanned="2">
            <text:p>Resistor 5W1R8</text:p>
          </table:table-cell>
          <table:table-cell office:value-type="string" calcext:value-type="string" table:number-columns-spanned="1" table:number-rows-spanned="2">
            <text:p>potencia cerámicos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covered-table-cell table:number-columns-repeated="3"/>
          <table:covered-table-cell table:style-name="ce13"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6]+1" office:value-type="float" office:value="63" calcext:value-type="float">
            <text:p>63</text:p>
          </table:table-cell>
          <table:table-cell office:value-type="string" calcext:value-type="string">
            <text:p>Resistor 230 Ohm</text:p>
          </table:table-cell>
          <table:table-cell office:value-type="string" calcext:value-type="string">
            <text:p>potencia cerám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8]+1" office:value-type="float" office:value="64" calcext:value-type="float">
            <text:p>64</text:p>
          </table:table-cell>
          <table:table-cell office:value-type="string" calcext:value-type="string">
            <text:p>Resistor 2W marrón-negro-rojo-dorado</text:p>
          </table:table-cell>
          <table:table-cell office:value-type="string" calcext:value-type="string">
            <text:p>Resitor comú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2">
          <table:table-cell table:number-columns-repeated="3"/>
          <table:table-cell table:formula="of:=[.D49]+1" office:value-type="float" office:value="65" calcext:value-type="float">
            <text:p>65</text:p>
          </table:table-cell>
          <table:table-cell office:value-type="string" calcext:value-type="string">
            <text:p>Fusible</text:p>
          </table:table-cell>
          <table:table-cell office:value-type="string" calcext:value-type="string">
            <text:p>cilindrico de víd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ar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 table:number-columns-spanned="5" table:number-rows-spanned="2">
            <text:p>Notas generales: Si bien las resistencias funcionan (las “ok”), la mayoría poseen terminales oxidados y en algunos casos cortos.</text:p>
          </table:table-cell>
          <table:covered-table-cell table:number-columns-repeated="3"/>
          <table:covered-table-cell table:style-name="ce21"/>
          <table:table-cell table:number-columns-repeated="3"/>
        </table:table-row>
        <table:table-row table:style-name="ro12">
          <table:table-cell table:number-columns-repeated="3"/>
          <table:covered-table-cell table:number-columns-repeated="4"/>
          <table:covered-table-cell table:style-name="ce22"/>
          <table:table-cell table:number-columns-repeated="3"/>
        </table:table-row>
        <table:table-row table:style-name="ro12" table:number-rows-repeated="11">
          <table:table-cell table:number-columns-repeated="11"/>
        </table:table-row>
        <table:table-row table:style-name="ro1" table:number-rows-repeated="104851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aja3.H1:caja3.H1048576 caja3.J7:caja3.J9">
            <calcext:condition calcext:apply-style-name="Good" calcext:value="=&quot;Ok&quot;" calcext:base-cell-address="caja1.H1"/>
          </calcext:conditional-format>
          <calcext:conditional-format calcext:target-range-address="caja3.H1:caja3.H1048576 caja3.J8:caja3.J9">
            <calcext:condition calcext:apply-style-name="Bad" calcext:value="=no funciona" calcext:base-cell-address="caja3.H1"/>
          </calcext:conditional-format>
          <calcext:conditional-format calcext:target-range-address="caja3.H1:caja3.H1048576 caja3.J8:caja3.J9">
            <calcext:condition calcext:apply-style-name="Bad" calcext:value="=&quot;No funciona&quot;" calcext:base-cell-address="caja1.H1"/>
          </calcext:conditional-format>
          <calcext:conditional-format calcext:target-range-address="caja3.H1:caja3.H1048576 caja3.J8:caja3.J9">
            <calcext:condition calcext:apply-style-name="Warning" calcext:value="=&quot;puede funcionar&quot;" calcext:base-cell-address="caja1.H1"/>
          </calcext:conditional-format>
          <calcext:conditional-format calcext:target-range-address="caja3.H1:caja3.H1048576 caja3.J8:caja3.J9">
            <calcext:condition calcext:apply-style-name="Accent 1" calcext:value="=&quot;Puede funcionar&quot;" calcext:base-cell-address="caja1.H1"/>
          </calcext:conditional-format>
          <calcext:conditional-format calcext:target-range-address="caja3.H1:caja3.H1048576 caja3.J8:caja3.J9">
            <calcext:condition calcext:apply-style-name="Neutral" calcext:value="=&quot;Puede funcionar&quot;" calcext:base-cell-address="caja1.H1"/>
          </calcext:conditional-format>
          <calcext:conditional-format calcext:target-range-address="caja3.H1:caja3.H1048576 caja3.J8:caja3.J9">
            <calcext:condition calcext:apply-style-name="Neutral" calcext:value="=&quot;Revisar&quot;" calcext:base-cell-address="caja1.H1"/>
          </calcext:conditional-format>
        </calcext:conditional-formats>
      </table:table>
      <table:table table:name="caja4" table:style-name="ta1">
        <table:table-column table:style-name="co1" table:number-columns-repeated="2" table:default-cell-style-name="Default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default-cell-style-name="ce27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12"/>
        </table:table-row>
        <table:table-row table:style-name="ro14">
          <table:table-cell table:number-columns-repeated="2"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69" office:value-type="string" calcext:value-type="string">
            <text:p>Estad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$caja3.D50]+1" office:value-type="float" office:value="66" calcext:value-type="float" table:number-columns-spanned="1" table:number-rows-spanned="7">
            <text:p>66</text:p>
          </table:table-cell>
          <table:table-cell office:value-type="string" calcext:value-type="string" table:number-columns-spanned="1" table:number-rows-spanned="7">
            <text:p>Resistor 68k (azul-gris-naranja-dorado) 1/4W</text:p>
          </table:table-cell>
          <table:table-cell office:value-type="string" calcext:value-type="string" table:number-columns-spanned="1" table:number-rows-spanned="7">
            <text:p>1/4W óxido metal</text:p>
          </table:table-cell>
          <table:table-cell office:value-type="float" office:value="7" calcext:value-type="float" table:number-columns-spanned="1" table:number-rows-spanned="7">
            <text:p>7</text:p>
          </table:table-cell>
          <table:table-cell table:style-name="ce31" office:value-type="string" calcext:value-type="string" table:number-columns-spanned="1" table:number-rows-spanned="7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32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3"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3"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">
          <table:table-cell table:number-columns-repeated="2"/>
          <table:table-cell table:formula="of:=[.C5]+1" office:value-type="float" office:value="67" calcext:value-type="float" table:number-columns-spanned="1" table:number-rows-spanned="8">
            <text:p>67</text:p>
          </table:table-cell>
          <table:table-cell office:value-type="string" calcext:value-type="string" table:number-columns-spanned="1" table:number-rows-spanned="8">
            <text:p>Resistor 560k (verde – acul – amarillo – dorado)</text:p>
          </table:table-cell>
          <table:table-cell office:value-type="string" calcext:value-type="string" table:number-columns-spanned="1" table:number-rows-spanned="8">
            <text:p>1/4W recubrimiento de carbono</text:p>
          </table:table-cell>
          <table:table-cell office:value-type="float" office:value="8" calcext:value-type="float" table:number-columns-spanned="1" table:number-rows-spanned="8">
            <text:p>8</text:p>
          </table:table-cell>
          <table:table-cell table:style-name="ce43" office:value-type="string" calcext:value-type="string" table:number-columns-spanned="1" table:number-rows-spanned="8">
            <text:p>Muy bueno</text:p>
          </table:table-cell>
          <table:table-cell table:number-columns-repeated="3"/>
          <table:table-cell table:style-name="ce74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3"/>
          <table:table-cell table:style-name="ce75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">
          <table:table-cell table:number-columns-repeated="2"/>
          <table:covered-table-cell/>
          <table:covered-table-cell table:style-name="Default"/>
          <table:covered-table-cell table:number-columns-repeated="2"/>
          <table:covered-table-cell table:style-name="ce41"/>
          <table:table-cell table:number-columns-repeated="3"/>
          <table:table-cell table:style-name="ce76" office:value-type="string" calcext:value-type="string">
            <text:p>No funciona</text:p>
          </table:table-cell>
          <table:table-cell table:style-name="ce26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">
          <table:table-cell table:number-columns-repeated="2"/>
          <table:covered-table-cell table:number-columns-repeated="4"/>
          <table:covered-table-cell table:style-name="ce41"/>
          <table:table-cell table:number-columns-repeated="5"/>
        </table:table-row>
        <table:table-row table:style-name="ro15">
          <table:table-cell table:number-columns-repeated="2"/>
          <table:table-cell table:style-name="ce53" table:formula="of:=[.C12]+1" office:value-type="float" office:value="68" calcext:value-type="float">
            <text:p>68</text:p>
          </table:table-cell>
          <table:table-cell office:value-type="string" calcext:value-type="string">
            <text:p>Resistor 22k (rojo – rojo – naranja – dorado)</text:p>
          </table:table-cell>
          <table:table-cell office:value-type="string" calcext:value-type="string">
            <text:p>1/8W recubrimiento de carbo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20]+1" office:value-type="float" office:value="69" calcext:value-type="float">
            <text:p>69</text:p>
          </table:table-cell>
          <table:table-cell office:value-type="string" calcext:value-type="string">
            <text:p>Resistor 180k (marron – verde – amarillo – dorado)</text:p>
          </table:table-cell>
          <table:table-cell office:value-type="string" calcext:value-type="string">
            <text:p>1/8W recubrimiento de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1" office:value-type="float" office:value="70" calcext:value-type="float" table:number-columns-spanned="1" table:number-rows-spanned="2">
            <text:p>70</text:p>
          </table:table-cell>
          <table:table-cell office:value-type="string" calcext:value-type="string" table:number-columns-spanned="1" table:number-rows-spanned="2">
            <text:p>Resistor 82k (gris – rojo – naranja – dorado)</text:p>
          </table:table-cell>
          <table:table-cell office:value-type="string" calcext:value-type="string" table:number-columns-spanned="1" table:number-rows-spanned="2">
            <text:p>1/4W </text:p>
          </table:table-cell>
          <table:table-cell office:value-type="string" calcext:value-type="string">
            <text:p>3 recubrimiento carbono</text:p>
          </table:table-cell>
          <table:table-cell table:formula="of:=[.G21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8 óxido metal</text:p>
          </table:table-cell>
          <table:table-cell table:formula="of:=[.G22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22]+1" office:value-type="float" office:value="71" calcext:value-type="float" table:number-columns-spanned="1" table:number-rows-spanned="4">
            <text:p>71</text:p>
          </table:table-cell>
          <table:table-cell office:value-type="string" calcext:value-type="string" table:number-columns-spanned="1" table:number-rows-spanned="4">
            <text:p>Resistor 4m7 y 3m3 </text:p>
          </table:table-cell>
          <table:table-cell office:value-type="string" calcext:value-type="string" table:number-columns-spanned="1" table:number-rows-spanned="4">
            <text:p>1/4W y ⅛ W</text:p>
          </table:table-cell>
          <table:table-cell office:value-type="string" calcext:value-type="string">
            <text:p>6 recubrimiento carbono 4,7M Ohm</text:p>
          </table:table-cell>
          <table:table-cell table:formula="of:=[.G23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covered-table-cell table:number-columns-repeated="2"/>
          <table:covered-table-cell table:style-name="ce45"/>
          <table:table-cell office:value-type="string" calcext:value-type="string">
            <text:p>4 recubrimiento carbono 2,2M Ohm</text:p>
          </table:table-cell>
          <table:table-cell table:formula="of:=[.G24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2"/>
          <table:covered-table-cell table:style-name="ce45"/>
          <table:table-cell office:value-type="string" calcext:value-type="string">
            <text:p>4 película de carbón 3,3M Ohm</text:p>
          </table:table-cell>
          <table:table-cell table:formula="of:=[.G25]" office:value-type="string" office:string-value="muy bueno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covered-table-cell table:number-columns-repeated="2"/>
          <table:covered-table-cell table:style-name="ce45"/>
          <table:table-cell office:value-type="string" calcext:value-type="string">
            <text:p>2 recubrimiento carbono 3,3 k Ohm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]+1" office:value-type="float" office:value="72" calcext:value-type="float" table:number-columns-spanned="1" table:number-rows-spanned="2">
            <text:p>72</text:p>
          </table:table-cell>
          <table:table-cell office:value-type="string" calcext:value-type="string" table:number-columns-spanned="1" table:number-rows-spanned="2">
            <text:p>Resistores 470k </text:p>
          </table:table-cell>
          <table:table-cell table:formula="of:=[.E24]" office:value-type="string" office:string-value="1/4W y ⅛ W" calcext:value-type="string" table:number-columns-spanned="1" table:number-rows-spanned="2">
            <text:p>1/4W y ⅛ W</text:p>
          </table:table-cell>
          <table:table-cell office:value-type="string" calcext:value-type="string">
            <text:p>7 recubrimiento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5 película metálica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1" office:value-type="float" office:value="73" calcext:value-type="float">
            <text:p>73</text:p>
          </table:table-cell>
          <table:table-cell office:value-type="string" calcext:value-type="string">
            <text:p>Resistores 6,8k </text:p>
          </table:table-cell>
          <table:table-cell office:value-type="string" calcext:value-type="string">
            <text:p>1/4W oxido met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0]+1" office:value-type="float" office:value="74" calcext:value-type="float" table:number-columns-spanned="1" table:number-rows-spanned="2">
            <text:p>74</text:p>
          </table:table-cell>
          <table:table-cell office:value-type="string" calcext:value-type="string" table:number-columns-spanned="1" table:number-rows-spanned="2">
            <text:p>Resistores 47k</text:p>
          </table:table-cell>
          <table:table-cell office:value-type="string" calcext:value-type="string" table:number-columns-spanned="1" table:number-rows-spanned="2">
            <text:p>1/4W y ⅛ W</text:p>
          </table:table-cell>
          <table:table-cell office:value-type="string" calcext:value-type="string">
            <text:p>10 recubrimiento de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6">
          <table:table-cell table:number-columns-repeated="2"/>
          <table:covered-table-cell table:number-columns-repeated="3"/>
          <table:table-cell office:value-type="string" calcext:value-type="string">
            <text:p>6 recubrimiento carbono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31]+1" office:value-type="float" office:value="75" calcext:value-type="float" table:number-columns-spanned="1" table:number-rows-spanned="3">
            <text:p>75</text:p>
          </table:table-cell>
          <table:table-cell office:value-type="string" calcext:value-type="string" table:number-columns-spanned="1" table:number-rows-spanned="3">
            <text:p>Resistores 100k , 10k </text:p>
          </table:table-cell>
          <table:table-cell table:formula="of:=[.E31]" office:value-type="string" office:string-value="1/4W y ⅛ W" calcext:value-type="string" table:number-columns-spanned="1" table:number-rows-spanned="3">
            <text:p>1/4W y ⅛ W</text:p>
          </table:table-cell>
          <table:table-cell office:value-type="string" calcext:value-type="string">
            <text:p>6 recubrimiento carbono 100k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7 recubrimiento carbono 10k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covered-table-cell table:number-columns-repeated="3"/>
          <table:table-cell office:value-type="string" calcext:value-type="string">
            <text:p>15 recubrimiento carbono 10k Ohm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table:formula="of:=[.C33]+1" office:value-type="float" office:value="76" calcext:value-type="float">
            <text:p>76</text:p>
          </table:table-cell>
          <table:table-cell office:value-type="string" calcext:value-type="string">
            <text:p>Resistor 220k</text:p>
          </table:table-cell>
          <table:table-cell office:value-type="string" calcext:value-type="string">
            <text:p>1/8w pelicula 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6]+1" office:value-type="float" office:value="77" calcext:value-type="float">
            <text:p>77</text:p>
          </table:table-cell>
          <table:table-cell office:value-type="string" calcext:value-type="string">
            <text:p>Resistores 39k</text:p>
          </table:table-cell>
          <table:table-cell office:value-type="string" calcext:value-type="string">
            <text:p>¼ w pelicula carb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37]+1" office:value-type="float" office:value="78" calcext:value-type="float">
            <text:p>78</text:p>
          </table:table-cell>
          <table:table-cell office:value-type="string" calcext:value-type="string">
            <text:p>Resistores 390k</text:p>
          </table:table-cell>
          <table:table-cell office:value-type="string" calcext:value-type="string">
            <text:p>¼ w recubrimiento carbo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8]+1" office:value-type="float" office:value="79" calcext:value-type="float" table:number-columns-spanned="1" table:number-rows-spanned="2">
            <text:p>79</text:p>
          </table:table-cell>
          <table:table-cell office:value-type="string" calcext:value-type="string" table:number-columns-spanned="1" table:number-rows-spanned="2">
            <text:p>Resistores 1m5 y 2,20M</text:p>
          </table:table-cell>
          <table:table-cell office:value-type="string" calcext:value-type="string" table:number-columns-spanned="1" table:number-rows-spanned="2">
            <text:p>¼ w recubrimiento carbono</text:p>
          </table:table-cell>
          <table:table-cell office:value-type="string" calcext:value-type="string">
            <text:p>1 1,5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4 2,20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7">
          <table:table-cell table:number-columns-repeated="2"/>
          <table:table-cell table:formula="of:=[.C39]+1" office:value-type="float" office:value="80" calcext:value-type="float">
            <text:p>80</text:p>
          </table:table-cell>
          <table:table-cell office:value-type="string" calcext:value-type="string">
            <text:p>Resistores 330k</text:p>
          </table:table-cell>
          <table:table-cell office:value-type="string" calcext:value-type="string">
            <text:p>1/4W recubrimiento(5) y de película de carbono(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41]+1" office:value-type="float" office:value="81" calcext:value-type="float">
            <text:p>81</text:p>
          </table:table-cell>
          <table:table-cell office:value-type="string" calcext:value-type="string">
            <text:p>Resistores 270k</text:p>
          </table:table-cell>
          <table:table-cell office:value-type="string" calcext:value-type="string">
            <text:p>1/4w recubrimiento carbo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2]+1" office:value-type="float" office:value="82" calcext:value-type="float">
            <text:p>82</text:p>
          </table:table-cell>
          <table:table-cell office:value-type="string" calcext:value-type="string">
            <text:p>Estaño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rollos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table:formula="of:=[.C43]+1" office:value-type="float" office:value="83" calcext:value-type="float">
            <text:p>83</text:p>
          </table:table-cell>
          <table:table-cell office:value-type="string" calcext:value-type="string">
            <text:p>Resistor 120k </text:p>
          </table:table-cell>
          <table:table-cell office:value-type="string" calcext:value-type="string">
            <text:p>1/4W </text:p>
          </table:table-cell>
          <table:table-cell office:value-type="string" calcext:value-type="string">
            <text:p>1 pelicula carbon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4]+1" office:value-type="float" office:value="84" calcext:value-type="float" table:number-columns-spanned="1" table:number-rows-spanned="2">
            <text:p>84</text:p>
          </table:table-cell>
          <table:table-cell office:value-type="string" calcext:value-type="string" table:number-columns-spanned="1" table:number-rows-spanned="2">
            <text:p>Resistores 820k (no 620k)</text:p>
          </table:table-cell>
          <table:table-cell office:value-type="string" calcext:value-type="string" table:number-columns-spanned="1" table:number-rows-spanned="2">
            <text:p>1/4w</text:p>
          </table:table-cell>
          <table:table-cell office:value-type="string" calcext:value-type="string">
            <text:p>4 <text:s/>recubrimiento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5 película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5]+1" office:value-type="float" office:value="85" calcext:value-type="float" table:number-columns-spanned="1" table:number-rows-spanned="3">
            <text:p>85</text:p>
          </table:table-cell>
          <table:table-cell office:value-type="string" calcext:value-type="string" table:number-columns-spanned="1" table:number-rows-spanned="3">
            <text:p>Resistores 1m, 1,5m y 10m</text:p>
          </table:table-cell>
          <table:table-cell office:value-type="string" calcext:value-type="string" table:number-columns-spanned="1" table:number-rows-spanned="3">
            <text:p>¼ recubrimiento y de película de carbono</text:p>
          </table:table-cell>
          <table:table-cell office:value-type="string" calcext:value-type="string">
            <text:p>6 de 10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3 de 1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1 de 1,5 M Ohm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7]+1" office:value-type="float" office:value="86" calcext:value-type="float">
            <text:p>86</text:p>
          </table:table-cell>
          <table:table-cell office:value-type="string" calcext:value-type="string">
            <text:p>Resistor 55k</text:p>
          </table:table-cell>
          <table:table-cell office:value-type="string" calcext:value-type="string">
            <text:p>1/4w pelicula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0]+1" office:value-type="float" office:value="87" calcext:value-type="float" table:number-columns-spanned="1" table:number-rows-spanned="2">
            <text:p>87</text:p>
          </table:table-cell>
          <table:table-cell office:value-type="string" calcext:value-type="string" table:number-columns-spanned="1" table:number-rows-spanned="2">
            <text:p>Resistores 5k6 y 6,9k Ohm</text:p>
          </table:table-cell>
          <table:table-cell office:value-type="string" calcext:value-type="string" table:number-columns-spanned="1" table:number-rows-spanned="2">
            <text:p>¼W recubrimiento carbon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8">
          <table:table-cell table:number-columns-repeated="2"/>
          <table:table-cell table:formula="of:=[.C51]+1" office:value-type="float" office:value="88" calcext:value-type="float">
            <text:p>88</text:p>
          </table:table-cell>
          <table:table-cell office:value-type="string" calcext:value-type="string">
            <text:p>Resistores 33k</text:p>
          </table:table-cell>
          <table:table-cell office:value-type="string" calcext:value-type="string">
            <text:p>1/4w y 1/8w recubrimiento carbono</text:p>
          </table:table-cell>
          <table:table-cell office:value-type="string" calcext:value-type="string">
            <text:p>2 y 9 1/8w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3]+1" office:value-type="float" office:value="89" calcext:value-type="float">
            <text:p>89</text:p>
          </table:table-cell>
          <table:table-cell office:value-type="string" calcext:value-type="string">
            <text:p>Resistores 12k</text:p>
          </table:table-cell>
          <table:table-cell office:value-type="string" calcext:value-type="string">
            <text:p>1/4w pelicula carbo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4]+1" office:value-type="float" office:value="90" calcext:value-type="float" table:number-columns-spanned="1" table:number-rows-spanned="2">
            <text:p>90</text:p>
          </table:table-cell>
          <table:table-cell office:value-type="string" calcext:value-type="string" table:number-columns-spanned="1" table:number-rows-spanned="2">
            <text:p>Resistores 8k2</text:p>
          </table:table-cell>
          <table:table-cell office:value-type="string" calcext:value-type="string" table:number-columns-spanned="1" table:number-rows-spanned="2">
            <text:p>1/4W </text:p>
          </table:table-cell>
          <table:table-cell office:value-type="string" calcext:value-type="string">
            <text:p>14 recubrimiento carbono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>
            <text:p>4 oxido metal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5">
          <table:table-cell table:number-columns-repeated="2"/>
          <table:table-cell table:formula="of:=[.C55]+1" office:value-type="float" office:value="91" calcext:value-type="float">
            <text:p>91</text:p>
          </table:table-cell>
          <table:table-cell office:value-type="string" calcext:value-type="string">
            <text:p>Resistor 680k</text:p>
          </table:table-cell>
          <table:table-cell office:value-type="string" calcext:value-type="string">
            <text:p>1/4w recubrimiento carb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5"/>
        </table:table-row>
        <table:table-row table:style-name="ro1" table:number-rows-repeated="104851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aja4.G4:caja4.G4 caja4.K12:caja4.K14">
            <calcext:condition calcext:apply-style-name="Good" calcext:value="=&quot;Ok&quot;" calcext:base-cell-address="caja2.G4"/>
          </calcext:conditional-format>
          <calcext:conditional-format calcext:target-range-address="caja4.G4:caja4.G4 caja4.K13:caja4.K14">
            <calcext:condition calcext:apply-style-name="Bad" calcext:value="=no funciona" calcext:base-cell-address="caja4.G4"/>
          </calcext:conditional-format>
          <calcext:conditional-format calcext:target-range-address="caja4.G4:caja4.G4 caja4.K13:caja4.K14">
            <calcext:condition calcext:apply-style-name="Bad" calcext:value="=&quot;No funciona&quot;" calcext:base-cell-address="caja2.G4"/>
          </calcext:conditional-format>
          <calcext:conditional-format calcext:target-range-address="caja4.G4:caja4.G4 caja4.K13:caja4.K14">
            <calcext:condition calcext:apply-style-name="Warning" calcext:value="=&quot;puede funcionar&quot;" calcext:base-cell-address="caja2.G4"/>
          </calcext:conditional-format>
          <calcext:conditional-format calcext:target-range-address="caja4.G4:caja4.G4 caja4.K13:caja4.K14">
            <calcext:condition calcext:apply-style-name="Accent 1" calcext:value="=&quot;Puede funcionar&quot;" calcext:base-cell-address="caja2.G4"/>
          </calcext:conditional-format>
          <calcext:conditional-format calcext:target-range-address="caja4.G4:caja4.G4 caja4.K13:caja4.K14">
            <calcext:condition calcext:apply-style-name="Neutral" calcext:value="=&quot;Puede funcionar&quot;" calcext:base-cell-address="caja2.G4"/>
          </calcext:conditional-format>
          <calcext:conditional-format calcext:target-range-address="caja4.G4:caja4.G4 caja4.K13:caja4.K14">
            <calcext:condition calcext:apply-style-name="Neutral" calcext:value="=&quot;Revisar&quot;" calcext:base-cell-address="caja2.G4"/>
          </calcext:conditional-format>
          <calcext:conditional-format calcext:target-range-address="caja4.G1:caja4.G1048576">
            <calcext:condition calcext:apply-style-name="Neutral" calcext:value="=&quot;revisar&quot;" calcext:base-cell-address="caja2.G1"/>
          </calcext:conditional-format>
          <calcext:conditional-format calcext:target-range-address="caja4.G1:caja4.G1048576">
            <calcext:condition calcext:apply-style-name="Bad" calcext:value="=&quot;no funciona&quot;" calcext:base-cell-address="caja2.G1"/>
          </calcext:conditional-format>
          <calcext:conditional-format calcext:target-range-address="caja4.G1:caja4.G1048576">
            <calcext:condition calcext:apply-style-name="Muy bueno" calcext:value="=&quot;ok&quot;" calcext:base-cell-address="caja2.G1"/>
          </calcext:conditional-format>
          <calcext:conditional-format calcext:target-range-address="caja4.G1:caja4.G1048576">
            <calcext:condition calcext:apply-style-name="Muy bueno" calcext:value="=&quot;muy bueno&quot;" calcext:base-cell-address="caja2.G1"/>
          </calcext:conditional-format>
        </calcext:conditional-formats>
      </table:table>
      <table:table table:name="caja5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78"/>
        <table:table-column table:style-name="co1" table:number-columns-repeated="2" table:default-cell-style-name="Default"/>
        <table:table-column table:style-name="co3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79" office:value-type="string" calcext:value-type="string">
            <text:p>Estado</text:p>
          </table:table-cell>
          <table:table-cell table:number-columns-repeated="3"/>
        </table:table-row>
        <table:table-row table:style-name="ro1">
          <table:table-cell/>
          <table:table-cell table:formula="of:=[$caja4.C57]+1" office:value-type="float" office:value="92" calcext:value-type="float">
            <text:p>92</text:p>
          </table:table-cell>
          <table:table-cell office:value-type="string" calcext:value-type="string">
            <text:p>Resistores 47 ohm</text:p>
          </table:table-cell>
          <table:table-cell office:value-type="string" calcext:value-type="string">
            <text:p>película de carbono 1/4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3]+1" office:value-type="float" office:value="93" calcext:value-type="float">
            <text:p>93</text:p>
          </table:table-cell>
          <table:table-cell office:value-type="string" calcext:value-type="string">
            <text:p>Resistores 1,50k ohm</text:p>
          </table:table-cell>
          <table:table-cell table:formula="of:=[.D3]" office:value-type="string" office:string-value="película de carbono 1/4W" calcext:value-type="string">
            <text:p>película de carbono 1/4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">
          <table:table-cell/>
          <table:table-cell table:formula="of:=[.B4]+1" office:value-type="float" office:value="94" calcext:value-type="float">
            <text:p>94</text:p>
          </table:table-cell>
          <table:table-cell office:value-type="string" calcext:value-type="string">
            <text:p>Resistores 10k ohm</text:p>
          </table:table-cell>
          <table:table-cell table:formula="of:=[.D4]" office:value-type="string" office:string-value="película de carbono 1/4W" calcext:value-type="string">
            <text:p>película de carbono 1/4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y bueno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">
          <table:table-cell/>
          <table:table-cell table:formula="of:=[.B5]+1" office:value-type="float" office:value="95" calcext:value-type="float">
            <text:p>95</text:p>
          </table:table-cell>
          <table:table-cell office:value-type="string" calcext:value-type="string">
            <text:p>Resistores 100k ohm</text:p>
          </table:table-cell>
          <table:table-cell table:formula="of:=[.D5]" office:value-type="string" office:string-value="película de carbono 1/4W" calcext:value-type="string">
            <text:p>película de carbono 1/4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y bueno</text:p>
          </table:table-cell>
          <table:table-cell/>
          <table:table-cell table:style-name="ce81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">
          <table:table-cell/>
          <table:table-cell table:formula="of:=[.B6]+1" office:value-type="float" office:value="96" calcext:value-type="float">
            <text:p>96</text:p>
          </table:table-cell>
          <table:table-cell office:value-type="string" calcext:value-type="string">
            <text:p>Resistor 68 ohm</text:p>
          </table:table-cell>
          <table:table-cell table:formula="of:=[.D6]" office:value-type="string" office:string-value="película de carbono 1/4W" calcext:value-type="string">
            <text:p>película de carbono 1/4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/>
          <table:table-cell table:style-name="ce82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">
          <table:table-cell/>
          <table:table-cell table:formula="of:=[.B7]+1" office:value-type="float" office:value="97" calcext:value-type="float">
            <text:p>97</text:p>
          </table:table-cell>
          <table:table-cell office:value-type="string" calcext:value-type="string">
            <text:p>Resistor 470 ohm</text:p>
          </table:table-cell>
          <table:table-cell table:formula="of:=[.D7]" office:value-type="string" office:string-value="película de carbono 1/4W" calcext:value-type="string">
            <text:p>película de carbono 1/4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/>
          <table:table-cell table:style-name="ce86" office:value-type="string" calcext:value-type="string">
            <text:p>No funciona</text:p>
          </table:table-cell>
          <table:table-cell table:style-name="ce26"/>
        </table:table-row>
        <table:table-row table:style-name="ro1">
          <table:table-cell/>
          <table:table-cell table:formula="of:=[.B8]+1" office:value-type="float" office:value="98" calcext:value-type="float">
            <text:p>98</text:p>
          </table:table-cell>
          <table:table-cell office:value-type="string" calcext:value-type="string">
            <text:p>Diodos zenner 4148</text:p>
          </table:table-cell>
          <table:table-cell office:value-type="string" calcext:value-type="string">
            <text:p>silici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99" calcext:value-type="float">
            <text:p>99</text:p>
          </table:table-cell>
          <table:table-cell office:value-type="string" calcext:value-type="string">
            <text:p>Resistor 1k ohm</text:p>
          </table:table-cell>
          <table:table-cell table:formula="of:=[.D8]" office:value-type="string" office:string-value="película de carbono 1/4W" calcext:value-type="string">
            <text:p>película de carbono 1/4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100" calcext:value-type="float">
            <text:p>100</text:p>
          </table:table-cell>
          <table:table-cell office:value-type="string" calcext:value-type="string">
            <text:p>Resistor 180k ohm</text:p>
          </table:table-cell>
          <table:table-cell office:value-type="string" calcext:value-type="string">
            <text:p>pelicula de carbono 1/8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101" calcext:value-type="float">
            <text:p>101</text:p>
          </table:table-cell>
          <table:table-cell office:value-type="string" calcext:value-type="string">
            <text:p>Resistor 470 ohm</text:p>
          </table:table-cell>
          <table:table-cell office:value-type="string" calcext:value-type="string">
            <text:p>película metálica 1/8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102" calcext:value-type="float">
            <text:p>102</text:p>
          </table:table-cell>
          <table:table-cell office:value-type="string" calcext:value-type="string">
            <text:p>Resistor 390 k ohm</text:p>
          </table:table-cell>
          <table:table-cell table:formula="of:=[.D12]" office:value-type="string" office:string-value="película metálica 1/8W" calcext:value-type="string">
            <text:p>película metálica 1/8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103" calcext:value-type="float">
            <text:p>103</text:p>
          </table:table-cell>
          <table:table-cell office:value-type="string" calcext:value-type="string">
            <text:p>Resistor 3,3k ohm</text:p>
          </table:table-cell>
          <table:table-cell table:formula="of:=[.D13]" office:value-type="string" office:string-value="película metálica 1/8W" calcext:value-type="string">
            <text:p>película metálica 1/8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104" calcext:value-type="float">
            <text:p>104</text:p>
          </table:table-cell>
          <table:table-cell office:value-type="string" calcext:value-type="string">
            <text:p>Resistor 33k ohm</text:p>
          </table:table-cell>
          <table:table-cell table:formula="of:=[.D11]" office:value-type="string" office:string-value="pelicula de carbono 1/8W" calcext:value-type="string">
            <text:p>pelicula de carbono 1/8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5]+1" office:value-type="float" office:value="105" calcext:value-type="float">
            <text:p>105</text:p>
          </table:table-cell>
          <table:table-cell office:value-type="string" calcext:value-type="string">
            <text:p>Resistor 10k ohm</text:p>
          </table:table-cell>
          <table:table-cell table:formula="of:=[.D15]" office:value-type="string" office:string-value="pelicula de carbono 1/8W" calcext:value-type="string">
            <text:p>pelicula de carbono 1/8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06" calcext:value-type="float">
            <text:p>106</text:p>
          </table:table-cell>
          <table:table-cell office:value-type="string" calcext:value-type="string">
            <text:p>Resistor 47k ohm</text:p>
          </table:table-cell>
          <table:table-cell table:formula="of:=[.D16]" office:value-type="string" office:string-value="pelicula de carbono 1/8W" calcext:value-type="string">
            <text:p>pelicula de carbono 1/8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7]+1" office:value-type="float" office:value="107" calcext:value-type="float">
            <text:p>107</text:p>
          </table:table-cell>
          <table:table-cell office:value-type="string" calcext:value-type="string">
            <text:p>Resistor 470k ohm</text:p>
          </table:table-cell>
          <table:table-cell table:formula="of:=[.D17]" office:value-type="string" office:string-value="pelicula de carbono 1/8W" calcext:value-type="string">
            <text:p>pelicula de carbono 1/8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 table:number-rows-repeated="1048557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caja5.F2:caja5.F2 caja5.H7:caja5.H8">
            <calcext:condition calcext:apply-style-name="Bad" calcext:value="=no funciona" calcext:base-cell-address="caja5.F2"/>
          </calcext:conditional-format>
          <calcext:conditional-format calcext:target-range-address="caja5.F2:caja5.F2 caja5.H7:caja5.H8">
            <calcext:condition calcext:apply-style-name="Bad" calcext:value="=&quot;No funciona&quot;" calcext:base-cell-address="caja5.F2"/>
          </calcext:conditional-format>
          <calcext:conditional-format calcext:target-range-address="caja5.F2:caja5.F2 caja5.H7:caja5.H8">
            <calcext:condition calcext:apply-style-name="Warning" calcext:value="=&quot;puede funcionar&quot;" calcext:base-cell-address="caja5.F2"/>
          </calcext:conditional-format>
          <calcext:conditional-format calcext:target-range-address="caja5.F2:caja5.F2 caja5.H7:caja5.H8">
            <calcext:condition calcext:apply-style-name="Accent 1" calcext:value="=&quot;Puede funcionar&quot;" calcext:base-cell-address="caja5.F2"/>
          </calcext:conditional-format>
          <calcext:conditional-format calcext:target-range-address="caja5.F2:caja5.F2 caja5.H7:caja5.H8">
            <calcext:condition calcext:apply-style-name="Neutral" calcext:value="=&quot;Puede funcionar&quot;" calcext:base-cell-address="caja5.F2"/>
          </calcext:conditional-format>
          <calcext:conditional-format calcext:target-range-address="caja5.F2:caja5.F2 caja5.H7:caja5.H8">
            <calcext:condition calcext:apply-style-name="Neutral" calcext:value="=&quot;Revisar&quot;" calcext:base-cell-address="caja5.F2"/>
          </calcext:conditional-format>
          <calcext:conditional-format calcext:target-range-address="caja5.F2:caja5.F2 caja5.H6:caja5.H6">
            <calcext:condition calcext:apply-style-name="Neutral" calcext:value="=&quot;revisar&quot;" calcext:base-cell-address="caja5.F2"/>
          </calcext:conditional-format>
          <calcext:conditional-format calcext:target-range-address="caja5.F2:caja5.F2">
            <calcext:condition calcext:apply-style-name="Bad" calcext:value="=&quot;no funciona&quot;" calcext:base-cell-address="caja5.F2"/>
          </calcext:conditional-format>
          <calcext:conditional-format calcext:target-range-address="caja5.F2:caja5.F2 caja5.H6:caja5.H6">
            <calcext:condition calcext:apply-style-name="Muy bueno" calcext:value="=&quot;muy bueno&quot;" calcext:base-cell-address="caja5.F2"/>
          </calcext:conditional-format>
          <calcext:conditional-format calcext:target-range-address="caja5.F2:caja5.F2 caja5.H6:caja5.H6">
            <calcext:condition calcext:apply-style-name="Good" calcext:value="=&quot;ok&quot;" calcext:base-cell-address="caja5.F2"/>
          </calcext:conditional-format>
          <calcext:conditional-format calcext:target-range-address="caja5.F2:caja5.F2">
            <calcext:condition calcext:apply-style-name="Note" calcext:value="=&quot;revisar&quot;" calcext:base-cell-address="caja5.F2"/>
          </calcext:conditional-format>
          <calcext:conditional-format calcext:target-range-address="caja5.F1:caja5.F1048576">
            <calcext:condition calcext:apply-style-name="Good" calcext:value="=&quot;ok&quot;" calcext:base-cell-address="caja5.F1"/>
            <calcext:condition calcext:apply-style-name="Note" calcext:value="=&quot;revisar&quot;" calcext:base-cell-address="caja5.F1"/>
            <calcext:condition calcext:apply-style-name="Muy bueno" calcext:value="=&quot;muy bueno&quot;" calcext:base-cell-address="caja5.F1"/>
            <calcext:condition calcext:apply-style-name="Bad" calcext:value="=&quot;no funciona&quot;" calcext:base-cell-address="caja5.F1"/>
          </calcext:conditional-format>
        </calcext:conditional-formats>
      </table:table>
      <table:table table:name="caja6" table:style-name="ta1"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83"/>
        <table:table-column table:style-name="co1" table:number-columns-repeated="2" table:default-cell-style-name="Default"/>
        <table:table-column table:style-name="co40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84" office:value-type="string" calcext:value-type="string">
            <text:p>Estado</text:p>
          </table:table-cell>
          <table:table-cell table:number-columns-repeated="3"/>
        </table:table-row>
        <table:table-row table:style-name="ro1">
          <table:table-cell/>
          <table:table-cell table:formula="of:=[$caja5.B18] +1" office:value-type="float" office:value="108" calcext:value-type="float">
            <text:p>108</text:p>
          </table:table-cell>
          <table:table-cell office:value-type="string" calcext:value-type="string">
            <text:p>Módulo amplificador de audio TDA7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ar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">
          <table:table-cell/>
          <table:table-cell table:formula="of:=[.B3]+1" office:value-type="float" office:value="109" calcext:value-type="float">
            <text:p>109</text:p>
          </table:table-cell>
          <table:table-cell office:value-type="string" calcext:value-type="string">
            <text:p>Módulo amplificador de audio nombre en placa XY-502</text:p>
          </table:table-cell>
          <table:table-cell office:value-type="string" calcext:value-type="string">
            <text:p>Nota: posee restos de flux, parece manipul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ar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">
          <table:table-cell/>
          <table:table-cell table:formula="of:=[.B4]+1" office:value-type="float" office:value="110" calcext:value-type="float">
            <text:p>110</text:p>
          </table:table-cell>
          <table:table-cell office:value-type="string" calcext:value-type="string">
            <text:p>Módulos amplificadores LM2596 DC-D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sar</text:p>
          </table:table-cell>
          <table:table-cell/>
          <table:table-cell table:style-name="ce92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">
          <table:table-cell/>
          <table:table-cell table:formula="of:=[.B5]+1" office:value-type="float" office:value="111" calcext:value-type="float">
            <text:p>111</text:p>
          </table:table-cell>
          <table:table-cell office:value-type="string" calcext:value-type="string">
            <text:p>Módulo compacto basado en TDA2030A CZ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ar</text:p>
          </table:table-cell>
          <table:table-cell/>
          <table:table-cell table:style-name="ce93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">
          <table:table-cell/>
          <table:table-cell office:value-type="string" calcext:value-type="string" table:number-columns-spanned="5" table:number-rows-spanned="1">
            <text:p>Nota: no tengo nada con qué testear estos módulos, pero se ven en perfecto estado y puede que hayan sido comprados en un centro de electrónica (como celsius, alfa, etc)</text:p>
          </table:table-cell>
          <table:covered-table-cell table:number-columns-repeated="3"/>
          <table:covered-table-cell table:style-name="ce85"/>
          <table:table-cell/>
          <table:table-cell table:style-name="ce94" office:value-type="string" calcext:value-type="string">
            <text:p>No funciona</text:p>
          </table:table-cell>
          <table:table-cell table:style-name="ce26"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caja6.F2:caja6.F2 caja6.H6:caja6.H7">
            <calcext:condition calcext:apply-style-name="Bad" calcext:value="=no funciona" calcext:base-cell-address="caja6.F2"/>
          </calcext:conditional-format>
          <calcext:conditional-format calcext:target-range-address="caja6.F2:caja6.F2 caja6.H6:caja6.H7">
            <calcext:condition calcext:apply-style-name="Bad" calcext:value="=&quot;No funciona&quot;" calcext:base-cell-address="caja6.F2"/>
          </calcext:conditional-format>
          <calcext:conditional-format calcext:target-range-address="caja6.F2:caja6.F2 caja6.H6:caja6.H7">
            <calcext:condition calcext:apply-style-name="Warning" calcext:value="=&quot;puede funcionar&quot;" calcext:base-cell-address="caja6.F2"/>
          </calcext:conditional-format>
          <calcext:conditional-format calcext:target-range-address="caja6.F2:caja6.F2 caja6.H6:caja6.H7">
            <calcext:condition calcext:apply-style-name="Accent 1" calcext:value="=&quot;Puede funcionar&quot;" calcext:base-cell-address="caja6.F2"/>
          </calcext:conditional-format>
          <calcext:conditional-format calcext:target-range-address="caja6.F2:caja6.F2 caja6.H6:caja6.H7">
            <calcext:condition calcext:apply-style-name="Neutral" calcext:value="=&quot;Puede funcionar&quot;" calcext:base-cell-address="caja6.F2"/>
          </calcext:conditional-format>
          <calcext:conditional-format calcext:target-range-address="caja6.F2:caja6.F2 caja6.H6:caja6.H7">
            <calcext:condition calcext:apply-style-name="Neutral" calcext:value="=&quot;Revisar&quot;" calcext:base-cell-address="caja6.F2"/>
          </calcext:conditional-format>
          <calcext:conditional-format calcext:target-range-address="caja6.F2:caja6.F2 caja6.H5:caja6.H5">
            <calcext:condition calcext:apply-style-name="Neutral" calcext:value="=&quot;revisar&quot;" calcext:base-cell-address="caja6.F2"/>
          </calcext:conditional-format>
          <calcext:conditional-format calcext:target-range-address="caja6.F2:caja6.F2">
            <calcext:condition calcext:apply-style-name="Bad" calcext:value="=&quot;no funciona&quot;" calcext:base-cell-address="caja6.F2"/>
          </calcext:conditional-format>
          <calcext:conditional-format calcext:target-range-address="caja6.F2:caja6.F2 caja6.H5:caja6.H5">
            <calcext:condition calcext:apply-style-name="Muy bueno" calcext:value="=&quot;muy bueno&quot;" calcext:base-cell-address="caja6.F2"/>
          </calcext:conditional-format>
          <calcext:conditional-format calcext:target-range-address="caja6.F2:caja6.F2 caja6.H5:caja6.H5">
            <calcext:condition calcext:apply-style-name="Good" calcext:value="=&quot;ok&quot;" calcext:base-cell-address="caja6.F2"/>
          </calcext:conditional-format>
          <calcext:conditional-format calcext:target-range-address="caja6.F2:caja6.F2">
            <calcext:condition calcext:apply-style-name="Note" calcext:value="=&quot;revisar&quot;" calcext:base-cell-address="caja6.F2"/>
          </calcext:conditional-format>
          <calcext:conditional-format calcext:target-range-address="caja6.F2:caja6.F2">
            <calcext:condition calcext:apply-style-name="Good" calcext:value="=&quot;ok&quot;" calcext:base-cell-address="caja6.F2"/>
            <calcext:condition calcext:apply-style-name="Note" calcext:value="=&quot;revisar&quot;" calcext:base-cell-address="caja6.F2"/>
            <calcext:condition calcext:apply-style-name="Muy bueno" calcext:value="=&quot;muy bueno&quot;" calcext:base-cell-address="caja6.F2"/>
            <calcext:condition calcext:apply-style-name="Bad" calcext:value="=&quot;no funciona&quot;" calcext:base-cell-address="caja6.F2"/>
          </calcext:conditional-format>
          <calcext:conditional-format calcext:target-range-address="caja6.F1:caja6.F1048576">
            <calcext:condition calcext:apply-style-name="Good" calcext:value="=&quot;ok&quot;" calcext:base-cell-address="caja6.F1"/>
            <calcext:condition calcext:apply-style-name="Muy bueno" calcext:value="=&quot;muy bueno&quot;" calcext:base-cell-address="caja6.F1"/>
            <calcext:condition calcext:apply-style-name="Note" calcext:value="=&quot;revisar&quot;" calcext:base-cell-address="caja6.F1"/>
            <calcext:condition calcext:apply-style-name="Bad" calcext:value="=&quot;no funciona&quot;" calcext:base-cell-address="caja6.F1"/>
          </calcext:conditional-format>
        </calcext:conditional-formats>
      </table:table>
      <table:table table:name="caja7" table:style-name="ta1">
        <table:table-column table:style-name="co1" table:default-cell-style-name="Default"/>
        <table:table-column table:style-name="co41" table:default-cell-style-name="ce30"/>
        <table:table-column table:style-name="co42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default-cell-style-name="ce89"/>
        <table:table-column table:style-name="co1" table:number-columns-repeated="2" table:default-cell-style-name="Default"/>
        <table:table-column table:style-name="co46" table:default-cell-style-name="Default"/>
        <table:table-row table:style-name="ro1">
          <table:table-cell table:number-columns-repeated="9"/>
        </table:table-row>
        <table:table-row table:style-name="ro19">
          <table:table-cell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90" office:value-type="string" calcext:value-type="string">
            <text:p>Estado</text:p>
          </table:table-cell>
          <table:table-cell table:number-columns-repeated="3"/>
        </table:table-row>
        <table:table-row table:style-name="ro19">
          <table:table-cell/>
          <table:table-cell table:formula="of:=[$caja6.B6] +1" office:value-type="float" office:value="112" calcext:value-type="float">
            <text:p>112</text:p>
          </table:table-cell>
          <table:table-cell office:value-type="string" calcext:value-type="string">
            <text:p>Pinzas cocodrillo amarilla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uen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9">
          <table:table-cell/>
          <table:table-cell table:formula="of:=[.B3]+1" office:value-type="float" office:value="113" calcext:value-type="float" table:number-columns-spanned="1" table:number-rows-spanned="3">
            <text:p>113</text:p>
          </table:table-cell>
          <table:table-cell office:value-type="string" calcext:value-type="string" table:number-columns-spanned="1" table:number-rows-spanned="3">
            <text:p>Pinzas cocodrillo rojas</text:p>
          </table:table-cell>
          <table:table-cell table:number-columns-spanned="1" table:number-rows-spanned="3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muy bueno</text:p>
          </table:table-cell>
          <table:table-cell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9">
          <table:table-cell/>
          <table:covered-table-cell table:number-columns-repeated="4"/>
          <table:table-cell office:value-type="string" calcext:value-type="string">
            <text:p>ok</text:p>
          </table:table-cell>
          <table:table-cell/>
          <table:table-cell table:style-name="ce97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9">
          <table:table-cell/>
          <table:covered-table-cell table:number-columns-repeated="4"/>
          <table:table-cell office:value-type="string" calcext:value-type="string">
            <text:p>revisar</text:p>
          </table:table-cell>
          <table:table-cell/>
          <table:table-cell table:style-name="ce98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9">
          <table:table-cell/>
          <table:table-cell table:formula="of:=[.B4]+1" office:value-type="float" office:value="114" calcext:value-type="float">
            <text:p>114</text:p>
          </table:table-cell>
          <table:table-cell office:value-type="string" calcext:value-type="string">
            <text:p>Pinzas cocodrillo verd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/>
          <table:table-cell table:style-name="ce99" office:value-type="string" calcext:value-type="string">
            <text:p>No funciona</text:p>
          </table:table-cell>
          <table:table-cell table:style-name="ce26"/>
        </table:table-row>
        <table:table-row table:style-name="ro1">
          <table:table-cell/>
          <table:table-cell table:formula="of:=[.B7]+1" office:value-type="float" office:value="115" calcext:value-type="float">
            <text:p>115</text:p>
          </table:table-cell>
          <table:table-cell office:value-type="string" calcext:value-type="string">
            <text:p>Pinza cocodrillo roj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8]+1" office:value-type="float" office:value="116" calcext:value-type="float">
            <text:p>116</text:p>
          </table:table-cell>
          <table:table-cell office:value-type="string" calcext:value-type="string">
            <text:p>Pinza cocodrillo negr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9]+1" office:value-type="float" office:value="117" calcext:value-type="float">
            <text:p>117</text:p>
          </table:table-cell>
          <table:table-cell office:value-type="string" calcext:value-type="string">
            <text:p>Base para pinza cocodrill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formula="of:=[.B10]+1" office:value-type="float" office:value="118" calcext:value-type="float">
            <text:p>118</text:p>
          </table:table-cell>
          <table:table-cell office:value-type="string" calcext:value-type="string">
            <text:p>Recubrimiento para pinza cocodrill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1]+1" office:value-type="float" office:value="119" calcext:value-type="float">
            <text:p>119</text:p>
          </table:table-cell>
          <table:table-cell office:value-type="string" calcext:value-type="string">
            <text:p>Pinza cocodrillo ver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2]+1" office:value-type="float" office:value="120" calcext:value-type="float">
            <text:p>120</text:p>
          </table:table-cell>
          <table:table-cell office:value-type="string" calcext:value-type="string">
            <text:p>Pinza cocodrillo blan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ueno</text:p>
          </table:table-cell>
          <table:table-cell table:number-columns-repeated="3"/>
        </table:table-row>
        <table:table-row table:style-name="ro1">
          <table:table-cell/>
          <table:table-cell table:formula="of:=[.B13]+1" office:value-type="float" office:value="121" calcext:value-type="float">
            <text:p>121</text:p>
          </table:table-cell>
          <table:table-cell office:value-type="string" calcext:value-type="string">
            <text:p>Restos de pinza cocodrillo negr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isar</text:p>
          </table:table-cell>
          <table:table-cell table:number-columns-repeated="3"/>
        </table:table-row>
        <table:table-row table:style-name="ro1">
          <table:table-cell/>
          <table:table-cell table:formula="of:=[.B14]+1" office:value-type="float" office:value="122" calcext:value-type="float">
            <text:p>122</text:p>
          </table:table-cell>
          <table:table-cell office:value-type="string" calcext:value-type="string">
            <text:p>Resto pinza cocodrillo blan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formula="of:=[.B15]+1" office:value-type="float" office:value="123" calcext:value-type="float">
            <text:p>123</text:p>
          </table:table-cell>
          <table:table-cell office:value-type="string" calcext:value-type="string">
            <text:p>Macho + 2 pinzas cocodril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/>
          <table:table-cell table:formula="of:=[.B16]+1" office:value-type="float" office:value="124" calcext:value-type="float">
            <text:p>124</text:p>
          </table:table-cell>
          <table:table-cell office:value-type="string" calcext:value-type="string">
            <text:p>Hembra + 2 pinzas cocodril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caja7.F2:caja7.F2 caja7.H6:caja7.H7">
            <calcext:condition calcext:apply-style-name="Bad" calcext:value="=no funciona" calcext:base-cell-address="caja7.F2"/>
          </calcext:conditional-format>
          <calcext:conditional-format calcext:target-range-address="caja7.F2:caja7.F2 caja7.H6:caja7.H7">
            <calcext:condition calcext:apply-style-name="Bad" calcext:value="=&quot;No funciona&quot;" calcext:base-cell-address="caja7.F2"/>
          </calcext:conditional-format>
          <calcext:conditional-format calcext:target-range-address="caja7.F2:caja7.F2 caja7.H6:caja7.H7">
            <calcext:condition calcext:apply-style-name="Warning" calcext:value="=&quot;puede funcionar&quot;" calcext:base-cell-address="caja7.F2"/>
          </calcext:conditional-format>
          <calcext:conditional-format calcext:target-range-address="caja7.F2:caja7.F2 caja7.H6:caja7.H7">
            <calcext:condition calcext:apply-style-name="Accent 1" calcext:value="=&quot;Puede funcionar&quot;" calcext:base-cell-address="caja7.F2"/>
          </calcext:conditional-format>
          <calcext:conditional-format calcext:target-range-address="caja7.F2:caja7.F2 caja7.H6:caja7.H7">
            <calcext:condition calcext:apply-style-name="Neutral" calcext:value="=&quot;Puede funcionar&quot;" calcext:base-cell-address="caja7.F2"/>
          </calcext:conditional-format>
          <calcext:conditional-format calcext:target-range-address="caja7.F2:caja7.F2 caja7.H6:caja7.H7">
            <calcext:condition calcext:apply-style-name="Neutral" calcext:value="=&quot;Revisar&quot;" calcext:base-cell-address="caja7.F2"/>
          </calcext:conditional-format>
          <calcext:conditional-format calcext:target-range-address="caja7.F2:caja7.F2 caja7.H5:caja7.H5">
            <calcext:condition calcext:apply-style-name="Neutral" calcext:value="=&quot;revisar&quot;" calcext:base-cell-address="caja7.F2"/>
          </calcext:conditional-format>
          <calcext:conditional-format calcext:target-range-address="caja7.F2:caja7.F2">
            <calcext:condition calcext:apply-style-name="Bad" calcext:value="=&quot;no funciona&quot;" calcext:base-cell-address="caja7.F2"/>
          </calcext:conditional-format>
          <calcext:conditional-format calcext:target-range-address="caja7.F2:caja7.F2 caja7.H5:caja7.H5">
            <calcext:condition calcext:apply-style-name="Muy bueno" calcext:value="=&quot;muy bueno&quot;" calcext:base-cell-address="caja7.F2"/>
          </calcext:conditional-format>
          <calcext:conditional-format calcext:target-range-address="caja7.F2:caja7.F2 caja7.H5:caja7.H5">
            <calcext:condition calcext:apply-style-name="Good" calcext:value="=&quot;ok&quot;" calcext:base-cell-address="caja7.F2"/>
          </calcext:conditional-format>
          <calcext:conditional-format calcext:target-range-address="caja7.F2:caja7.F2">
            <calcext:condition calcext:apply-style-name="Note" calcext:value="=&quot;revisar&quot;" calcext:base-cell-address="caja7.F2"/>
          </calcext:conditional-format>
          <calcext:conditional-format calcext:target-range-address="caja7.F2:caja7.F2">
            <calcext:condition calcext:apply-style-name="Good" calcext:value="=&quot;ok&quot;" calcext:base-cell-address="caja7.F2"/>
            <calcext:condition calcext:apply-style-name="Note" calcext:value="=&quot;revisar&quot;" calcext:base-cell-address="caja7.F2"/>
            <calcext:condition calcext:apply-style-name="Muy bueno" calcext:value="=&quot;muy bueno&quot;" calcext:base-cell-address="caja7.F2"/>
            <calcext:condition calcext:apply-style-name="Bad" calcext:value="=&quot;no funciona&quot;" calcext:base-cell-address="caja7.F2"/>
          </calcext:conditional-format>
          <calcext:conditional-format calcext:target-range-address="caja7.F2:caja7.F2">
            <calcext:condition calcext:apply-style-name="Good" calcext:value="=&quot;ok&quot;" calcext:base-cell-address="caja7.F2"/>
            <calcext:condition calcext:apply-style-name="Muy bueno" calcext:value="=&quot;muy bueno&quot;" calcext:base-cell-address="caja7.F2"/>
            <calcext:condition calcext:apply-style-name="Note" calcext:value="=&quot;revisar&quot;" calcext:base-cell-address="caja7.F2"/>
            <calcext:condition calcext:apply-style-name="Bad" calcext:value="=&quot;no funciona&quot;" calcext:base-cell-address="caja7.F2"/>
          </calcext:conditional-format>
          <calcext:conditional-format calcext:target-range-address="caja7.F1:caja7.F1048576">
            <calcext:condition calcext:apply-style-name="Good" calcext:value="=&quot;ok&quot;" calcext:base-cell-address="caja7.F1"/>
            <calcext:condition calcext:apply-style-name="Bad" calcext:value="=&quot;no funciona&quot;" calcext:base-cell-address="caja7.F1"/>
            <calcext:condition calcext:apply-style-name="Muy bueno" calcext:value="=&quot;muy bueno&quot;" calcext:base-cell-address="caja7.F1"/>
            <calcext:condition calcext:apply-style-name="Neutral" calcext:value="=&quot;revisar&quot;" calcext:base-cell-address="caja7.F1"/>
          </calcext:conditional-format>
        </calcext:conditional-formats>
      </table:table>
      <table:table table:name="caja8" table:style-name="ta1">
        <table:table-column table:style-name="co1" table:default-cell-style-name="Default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100"/>
        <table:table-column table:style-name="co1" table:number-columns-repeated="3" table:default-cell-style-name="Default"/>
        <table:table-column table:style-name="co52" table:default-cell-style-name="Default"/>
        <table:table-row table:style-name="ro1">
          <table:table-cell table:number-columns-repeated="10"/>
        </table:table-row>
        <table:table-row table:style-name="ro19">
          <table:table-cell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101" office:value-type="string" calcext:value-type="string">
            <text:p>Estado</text:p>
          </table:table-cell>
          <table:table-cell table:number-columns-repeated="2"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">
          <table:table-cell/>
          <table:table-cell table:formula="of:=[$caja7.B17]+1" office:value-type="float" office:value="125" calcext:value-type="float" table:number-columns-spanned="1" table:number-rows-spanned="2">
            <text:p>125</text:p>
          </table:table-cell>
          <table:table-cell office:value-type="string" calcext:value-type="string" table:number-columns-spanned="1" table:number-rows-spanned="2">
            <text:p>LED rojo </text:p>
          </table:table-cell>
          <table:table-cell office:value-type="string" calcext:value-type="string" table:number-columns-spanned="1" table:number-rows-spanned="2">
            <text:p>chicos y grand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y bueno</text:p>
          </table:table-cell>
          <table:table-cell table:number-columns-repeated="2"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">
          <table:table-cell/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 funciona</text:p>
          </table:table-cell>
          <table:table-cell table:number-columns-repeated="2"/>
          <table:table-cell table:style-name="ce102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">
          <table:table-cell/>
          <table:table-cell table:formula="of:=[.B3]+1" office:value-type="float" office:value="126" calcext:value-type="float">
            <text:p>126</text:p>
          </table:table-cell>
          <table:table-cell office:value-type="string" calcext:value-type="string">
            <text:p>LED verde</text:p>
          </table:table-cell>
          <table:table-cell office:value-type="string" calcext:value-type="string">
            <text:p>chico y gran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y bueno</text:p>
          </table:table-cell>
          <table:table-cell table:number-columns-repeated="2"/>
          <table:table-cell table:style-name="ce103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">
          <table:table-cell/>
          <table:table-cell table:formula="of:=[.B5]+1" office:value-type="float" office:value="127" calcext:value-type="float">
            <text:p>127</text:p>
          </table:table-cell>
          <table:table-cell office:value-type="string" calcext:value-type="string">
            <text:p>LED amarillo</text:p>
          </table:table-cell>
          <table:table-cell table:formula="of:=[.D3]" office:value-type="string" office:string-value="chicos y grandes" calcext:value-type="string">
            <text:p>chicos y gran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y bueno</text:p>
          </table:table-cell>
          <table:table-cell table:number-columns-repeated="2"/>
          <table:table-cell table:style-name="ce104" office:value-type="string" calcext:value-type="string">
            <text:p>No funciona</text:p>
          </table:table-cell>
          <table:table-cell table:style-name="ce26"/>
        </table:table-row>
        <table:table-row table:style-name="ro1">
          <table:table-cell/>
          <table:table-cell table:formula="of:=[.B6]+1" office:value-type="float" office:value="128" calcext:value-type="float">
            <text:p>128</text:p>
          </table:table-cell>
          <table:table-cell office:value-type="string" calcext:value-type="string">
            <text:p>LED blancos</text:p>
          </table:table-cell>
          <table:table-cell office:value-type="string" calcext:value-type="string">
            <text:p>chicos y gran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bueno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 funciona</text:p>
          </table:table-cell>
          <table:table-cell table:number-columns-repeated="4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caja8.F2:caja8.F2 caja8.I5:caja8.I6">
            <calcext:condition calcext:apply-style-name="Bad" calcext:value="=no funciona" calcext:base-cell-address="caja8.F2"/>
          </calcext:conditional-format>
          <calcext:conditional-format calcext:target-range-address="caja8.F2:caja8.F2 caja8.I5:caja8.I6">
            <calcext:condition calcext:apply-style-name="Bad" calcext:value="=&quot;No funciona&quot;" calcext:base-cell-address="caja8.F2"/>
          </calcext:conditional-format>
          <calcext:conditional-format calcext:target-range-address="caja8.F2:caja8.F2 caja8.I5:caja8.I6">
            <calcext:condition calcext:apply-style-name="Warning" calcext:value="=&quot;puede funcionar&quot;" calcext:base-cell-address="caja8.F2"/>
          </calcext:conditional-format>
          <calcext:conditional-format calcext:target-range-address="caja8.F2:caja8.F2 caja8.I5:caja8.I6">
            <calcext:condition calcext:apply-style-name="Accent 1" calcext:value="=&quot;Puede funcionar&quot;" calcext:base-cell-address="caja8.F2"/>
          </calcext:conditional-format>
          <calcext:conditional-format calcext:target-range-address="caja8.F2:caja8.F2 caja8.I5:caja8.I6">
            <calcext:condition calcext:apply-style-name="Neutral" calcext:value="=&quot;Puede funcionar&quot;" calcext:base-cell-address="caja8.F2"/>
          </calcext:conditional-format>
          <calcext:conditional-format calcext:target-range-address="caja8.F2:caja8.F2 caja8.I5:caja8.I6">
            <calcext:condition calcext:apply-style-name="Neutral" calcext:value="=&quot;Revisar&quot;" calcext:base-cell-address="caja8.F2"/>
          </calcext:conditional-format>
          <calcext:conditional-format calcext:target-range-address="caja8.F2:caja8.F2 caja8.I4:caja8.I4">
            <calcext:condition calcext:apply-style-name="Neutral" calcext:value="=&quot;revisar&quot;" calcext:base-cell-address="caja8.F2"/>
          </calcext:conditional-format>
          <calcext:conditional-format calcext:target-range-address="caja8.F2:caja8.F2">
            <calcext:condition calcext:apply-style-name="Bad" calcext:value="=&quot;no funciona&quot;" calcext:base-cell-address="caja8.F2"/>
          </calcext:conditional-format>
          <calcext:conditional-format calcext:target-range-address="caja8.F2:caja8.F2 caja8.I4:caja8.I4">
            <calcext:condition calcext:apply-style-name="Muy bueno" calcext:value="=&quot;muy bueno&quot;" calcext:base-cell-address="caja8.F2"/>
          </calcext:conditional-format>
          <calcext:conditional-format calcext:target-range-address="caja8.F2:caja8.F2 caja8.I4:caja8.I4">
            <calcext:condition calcext:apply-style-name="Good" calcext:value="=&quot;ok&quot;" calcext:base-cell-address="caja8.F2"/>
          </calcext:conditional-format>
          <calcext:conditional-format calcext:target-range-address="caja8.F2:caja8.F2">
            <calcext:condition calcext:apply-style-name="Note" calcext:value="=&quot;revisar&quot;" calcext:base-cell-address="caja8.F2"/>
          </calcext:conditional-format>
          <calcext:conditional-format calcext:target-range-address="caja8.F2:caja8.F2">
            <calcext:condition calcext:apply-style-name="Good" calcext:value="=&quot;ok&quot;" calcext:base-cell-address="caja8.F2"/>
            <calcext:condition calcext:apply-style-name="Note" calcext:value="=&quot;revisar&quot;" calcext:base-cell-address="caja8.F2"/>
            <calcext:condition calcext:apply-style-name="Muy bueno" calcext:value="=&quot;muy bueno&quot;" calcext:base-cell-address="caja8.F2"/>
            <calcext:condition calcext:apply-style-name="Bad" calcext:value="=&quot;no funciona&quot;" calcext:base-cell-address="caja8.F2"/>
          </calcext:conditional-format>
          <calcext:conditional-format calcext:target-range-address="caja8.F2:caja8.F2">
            <calcext:condition calcext:apply-style-name="Good" calcext:value="=&quot;ok&quot;" calcext:base-cell-address="caja8.F2"/>
            <calcext:condition calcext:apply-style-name="Muy bueno" calcext:value="=&quot;muy bueno&quot;" calcext:base-cell-address="caja8.F2"/>
            <calcext:condition calcext:apply-style-name="Note" calcext:value="=&quot;revisar&quot;" calcext:base-cell-address="caja8.F2"/>
            <calcext:condition calcext:apply-style-name="Bad" calcext:value="=&quot;no funciona&quot;" calcext:base-cell-address="caja8.F2"/>
          </calcext:conditional-format>
          <calcext:conditional-format calcext:target-range-address="caja8.F2:caja8.F2">
            <calcext:condition calcext:apply-style-name="Good" calcext:value="=&quot;ok&quot;" calcext:base-cell-address="caja8.F2"/>
            <calcext:condition calcext:apply-style-name="Bad" calcext:value="=&quot;no funciona&quot;" calcext:base-cell-address="caja8.F2"/>
            <calcext:condition calcext:apply-style-name="Muy bueno" calcext:value="=&quot;muy bueno&quot;" calcext:base-cell-address="caja8.F2"/>
            <calcext:condition calcext:apply-style-name="Neutral" calcext:value="=&quot;revisar&quot;" calcext:base-cell-address="caja8.F2"/>
          </calcext:conditional-format>
          <calcext:conditional-format calcext:target-range-address="caja8.F1:caja8.F1048576">
            <calcext:condition calcext:apply-style-name="Muy bueno" calcext:value="=&quot;muy bueno&quot;" calcext:base-cell-address="caja8.F1"/>
            <calcext:condition calcext:apply-style-name="Good" calcext:value="=&quot;ok&quot;" calcext:base-cell-address="caja8.F1"/>
            <calcext:condition calcext:apply-style-name="Note" calcext:value="=&quot;revisar&quot;" calcext:base-cell-address="caja8.F1"/>
            <calcext:condition calcext:apply-style-name="Bad" calcext:value="=&quot;no funciona&quot;" calcext:base-cell-address="caja8.F1"/>
            <calcext:condition calcext:apply-style-name="Warning" calcext:value="=0" calcext:base-cell-address="caja8.F1"/>
          </calcext:conditional-format>
        </calcext:conditional-formats>
      </table:table>
      <table:table table:name="caja9" table:style-name="ta1"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105"/>
        <table:table-column table:style-name="co1" table:number-columns-repeated="2" table:default-cell-style-name="Default"/>
        <table:table-column table:style-name="co5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28" office:value-type="string" calcext:value-type="string">
            <text:p>N.º Ítem</text:p>
          </table:table-cell>
          <table:table-cell table:style-name="ce28" office:value-type="string" calcext:value-type="string">
            <text:p>Componente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Cantidad</text:p>
          </table:table-cell>
          <table:table-cell table:style-name="ce106" office:value-type="string" calcext:value-type="string">
            <text:p>Estado</text:p>
          </table:table-cell>
          <table:table-cell/>
          <table:table-cell table:style-name="ce6" office:value-type="string" calcext:value-type="string" table:number-columns-spanned="2" table:number-rows-spanned="1">
            <text:p>Rangos</text:p>
          </table:table-cell>
          <table:covered-table-cell table:style-name="ce26"/>
        </table:table-row>
        <table:table-row table:style-name="ro1">
          <table:table-cell table:number-columns-repeated="7"/>
          <table:table-cell table:style-name="ce44" office:value-type="string" calcext:value-type="string">
            <text:p>Muy bueno</text:p>
          </table:table-cell>
          <table:table-cell table:style-name="ce26" office:value-type="string" calcext:value-type="string">
            <text:p>Funciona perfectamente</text:p>
          </table:table-cell>
        </table:table-row>
        <table:table-row table:style-name="ro1">
          <table:table-cell table:number-columns-repeated="7"/>
          <table:table-cell table:style-name="ce107" office:value-type="string" calcext:value-type="string">
            <text:p>Ok</text:p>
          </table:table-cell>
          <table:table-cell table:style-name="ce26" office:value-type="string" calcext:value-type="string">
            <text:p>Funciona, con detalles</text:p>
          </table:table-cell>
        </table:table-row>
        <table:table-row table:style-name="ro1">
          <table:table-cell table:number-columns-repeated="7"/>
          <table:table-cell table:style-name="ce108" office:value-type="string" calcext:value-type="string">
            <text:p>Revisar</text:p>
          </table:table-cell>
          <table:table-cell table:style-name="ce26" office:value-type="string" calcext:value-type="string">
            <text:p>Puede funcionar</text:p>
          </table:table-cell>
        </table:table-row>
        <table:table-row table:style-name="ro1">
          <table:table-cell table:number-columns-repeated="7"/>
          <table:table-cell table:style-name="ce109" office:value-type="string" calcext:value-type="string">
            <text:p>No funciona</text:p>
          </table:table-cell>
          <table:table-cell table:style-name="ce26"/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caja9.F2:caja9.F2 caja9.H5:caja9.H6">
            <calcext:condition calcext:apply-style-name="Bad" calcext:value="=no funciona" calcext:base-cell-address="caja9.F2"/>
          </calcext:conditional-format>
          <calcext:conditional-format calcext:target-range-address="caja9.F2:caja9.F2 caja9.H5:caja9.H6">
            <calcext:condition calcext:apply-style-name="Bad" calcext:value="=&quot;No funciona&quot;" calcext:base-cell-address="caja9.F2"/>
          </calcext:conditional-format>
          <calcext:conditional-format calcext:target-range-address="caja9.F2:caja9.F2 caja9.H5:caja9.H6">
            <calcext:condition calcext:apply-style-name="Warning" calcext:value="=&quot;puede funcionar&quot;" calcext:base-cell-address="caja9.F2"/>
          </calcext:conditional-format>
          <calcext:conditional-format calcext:target-range-address="caja9.F2:caja9.F2 caja9.H5:caja9.H6">
            <calcext:condition calcext:apply-style-name="Accent 1" calcext:value="=&quot;Puede funcionar&quot;" calcext:base-cell-address="caja9.F2"/>
          </calcext:conditional-format>
          <calcext:conditional-format calcext:target-range-address="caja9.F2:caja9.F2 caja9.H5:caja9.H6">
            <calcext:condition calcext:apply-style-name="Neutral" calcext:value="=&quot;Puede funcionar&quot;" calcext:base-cell-address="caja9.F2"/>
          </calcext:conditional-format>
          <calcext:conditional-format calcext:target-range-address="caja9.F2:caja9.F2 caja9.H5:caja9.H6">
            <calcext:condition calcext:apply-style-name="Neutral" calcext:value="=&quot;Revisar&quot;" calcext:base-cell-address="caja9.F2"/>
          </calcext:conditional-format>
          <calcext:conditional-format calcext:target-range-address="caja9.F2:caja9.F2 caja9.H4:caja9.H4">
            <calcext:condition calcext:apply-style-name="Neutral" calcext:value="=&quot;revisar&quot;" calcext:base-cell-address="caja9.F2"/>
          </calcext:conditional-format>
          <calcext:conditional-format calcext:target-range-address="caja9.F2:caja9.F2">
            <calcext:condition calcext:apply-style-name="Bad" calcext:value="=&quot;no funciona&quot;" calcext:base-cell-address="caja9.F2"/>
          </calcext:conditional-format>
          <calcext:conditional-format calcext:target-range-address="caja9.F2:caja9.F2 caja9.H4:caja9.H4">
            <calcext:condition calcext:apply-style-name="Muy bueno" calcext:value="=&quot;muy bueno&quot;" calcext:base-cell-address="caja9.F2"/>
          </calcext:conditional-format>
          <calcext:conditional-format calcext:target-range-address="caja9.F2:caja9.F2 caja9.H4:caja9.H4">
            <calcext:condition calcext:apply-style-name="Good" calcext:value="=&quot;ok&quot;" calcext:base-cell-address="caja9.F2"/>
          </calcext:conditional-format>
          <calcext:conditional-format calcext:target-range-address="caja9.F2:caja9.F2">
            <calcext:condition calcext:apply-style-name="Note" calcext:value="=&quot;revisar&quot;" calcext:base-cell-address="caja9.F2"/>
          </calcext:conditional-format>
          <calcext:conditional-format calcext:target-range-address="caja9.F2:caja9.F2">
            <calcext:condition calcext:apply-style-name="Good" calcext:value="=&quot;ok&quot;" calcext:base-cell-address="caja9.F2"/>
            <calcext:condition calcext:apply-style-name="Note" calcext:value="=&quot;revisar&quot;" calcext:base-cell-address="caja9.F2"/>
            <calcext:condition calcext:apply-style-name="Muy bueno" calcext:value="=&quot;muy bueno&quot;" calcext:base-cell-address="caja9.F2"/>
            <calcext:condition calcext:apply-style-name="Bad" calcext:value="=&quot;no funciona&quot;" calcext:base-cell-address="caja9.F2"/>
          </calcext:conditional-format>
          <calcext:conditional-format calcext:target-range-address="caja9.F2:caja9.F2">
            <calcext:condition calcext:apply-style-name="Good" calcext:value="=&quot;ok&quot;" calcext:base-cell-address="caja9.F2"/>
            <calcext:condition calcext:apply-style-name="Muy bueno" calcext:value="=&quot;muy bueno&quot;" calcext:base-cell-address="caja9.F2"/>
            <calcext:condition calcext:apply-style-name="Note" calcext:value="=&quot;revisar&quot;" calcext:base-cell-address="caja9.F2"/>
            <calcext:condition calcext:apply-style-name="Bad" calcext:value="=&quot;no funciona&quot;" calcext:base-cell-address="caja9.F2"/>
          </calcext:conditional-format>
          <calcext:conditional-format calcext:target-range-address="caja9.F2:caja9.F2">
            <calcext:condition calcext:apply-style-name="Good" calcext:value="=&quot;ok&quot;" calcext:base-cell-address="caja9.F2"/>
            <calcext:condition calcext:apply-style-name="Bad" calcext:value="=&quot;no funciona&quot;" calcext:base-cell-address="caja9.F2"/>
            <calcext:condition calcext:apply-style-name="Muy bueno" calcext:value="=&quot;muy bueno&quot;" calcext:base-cell-address="caja9.F2"/>
            <calcext:condition calcext:apply-style-name="Neutral" calcext:value="=&quot;revisar&quot;" calcext:base-cell-address="caja9.F2"/>
          </calcext:conditional-format>
          <calcext:conditional-format calcext:target-range-address="caja9.F2:caja9.F2">
            <calcext:condition calcext:apply-style-name="Muy bueno" calcext:value="=&quot;muy bueno&quot;" calcext:base-cell-address="caja9.F2"/>
            <calcext:condition calcext:apply-style-name="Good" calcext:value="=&quot;ok&quot;" calcext:base-cell-address="caja9.F2"/>
            <calcext:condition calcext:apply-style-name="Note" calcext:value="=&quot;revisar&quot;" calcext:base-cell-address="caja9.F2"/>
            <calcext:condition calcext:apply-style-name="Bad" calcext:value="=&quot;no funciona&quot;" calcext:base-cell-address="caja9.F2"/>
            <calcext:condition calcext:apply-style-name="Warning" calcext:value="=0" calcext:base-cell-address="caja9.F2"/>
          </calcext:conditional-format>
          <calcext:conditional-format calcext:target-range-address="caja9.F1:caja9.F1048576">
            <calcext:condition calcext:apply-style-name="Muy bueno" calcext:value="=&quot;muy bueno&quot;" calcext:base-cell-address="caja9.F1"/>
            <calcext:condition calcext:apply-style-name="Good" calcext:value="=&quot;ok&quot;" calcext:base-cell-address="caja9.F1"/>
            <calcext:condition calcext:apply-style-name="Note" calcext:value="=&quot;revisar&quot;" calcext:base-cell-address="caja9.F1"/>
            <calcext:condition calcext:apply-style-name="Bad" calcext:value="=&quot;no funciona&quot;" calcext:base-cell-address="caja9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s" fo:country="A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uy_20_bueno" style:display-name="Muy bueno" style:family="table-cell" style:parent-style-name="Good">
      <style:table-cell-properties fo:background-color="#5eb91e"/>
      <style:text-properties fo:font-weight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8:12:33.1595881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8:33:18.804901558</meta:creation-date>
    <meta:generator>LibreOffice/24.8.6.2$Linux_X86_64 LibreOffice_project/480$Build-2</meta:generator>
    <dc:date>2025-05-01T20:25:29.191984338</dc:date>
    <meta:editing-duration>PT3H10M54S</meta:editing-duration>
    <meta:editing-cycles>19</meta:editing-cycles>
    <meta:document-statistic meta:table-count="9" meta:cell-count="830" meta:object-count="0"/>
  </office:meta>
</office:document-meta>
</file>